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415cm"/>
    </style:style>
    <style:style style:name="co3" style:family="table-column">
      <style:table-column-properties fo:break-before="auto" style:column-width="0.55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3.787cm"/>
    </style:style>
    <style:style style:name="co6" style:family="table-column">
      <style:table-column-properties fo:break-before="auto" style:column-width="2.875cm"/>
    </style:style>
    <style:style style:name="co7" style:family="table-column">
      <style:table-column-properties fo:break-before="auto" style:column-width="2.57cm"/>
    </style:style>
    <style:style style:name="co9" style:family="table-column">
      <style:table-column-properties fo:break-before="auto" style:column-width="2.432cm"/>
    </style:style>
    <style:style style:name="ro1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367cm" fo:break-before="auto" style:use-optimal-row-height="false"/>
    </style:style>
    <style:style style:name="ro5" style:family="table-row">
      <style:table-row-properties style:row-height="0.437cm" fo:break-before="auto" style:use-optimal-row-height="false"/>
    </style:style>
    <style:style style:name="ro7" style:family="table-row">
      <style:table-row-properties style:row-height="0.452c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31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color="#800000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2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ODOS 3 e 4 | SIT_FAM" table:style-name="ta1">
        <table:shapes>
          <draw:frame draw:z-index="0" draw:style-name="gr1" draw:text-style-name="P1" svg:width="12.296cm" svg:height="8.091cm" svg:x="0cm" svg:y="2.03cm">
            <draw:object draw:notify-on-update-of-ranges="'MODOS 3 e 4 | SIT_FAM'.B2:'MODOS 3 e 4 | SIT_FAM'.E2 'MODOS 3 e 4 | SIT_FAM'.A3:'MODOS 3 e 4 | SIT_FAM'.A3 'MODOS 3 e 4 | SIT_FAM'.B3:'MODOS 3 e 4 | SIT_FAM'.E3 'MODOS 3 e 4 | SIT_FAM'.A4:'MODOS 3 e 4 | SIT_FAM'.A4 'MODOS 3 e 4 | SIT_FAM'.B4:'MODOS 3 e 4 | SIT_FAM'.E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2.461cm" svg:height="8.268cm" svg:x="12.291cm" svg:y="1.905cm">
            <draw:object draw:notify-on-update-of-ranges="'MODOS 3 e 4 | SIT_FAM'.H2:'MODOS 3 e 4 | SIT_FAM'.K2 'MODOS 3 e 4 | SIT_FAM'.G3:'MODOS 3 e 4 | SIT_FAM'.G3 'MODOS 3 e 4 | SIT_FAM'.H3:'MODOS 3 e 4 | SIT_FAM'.K3 'MODOS 3 e 4 | SIT_FAM'.G4:'MODOS 3 e 4 | SIT_FAM'.G4 'MODOS 3 e 4 | SIT_FAM'.H4:'MODOS 3 e 4 | SIT_FAM'.K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2.296cm" svg:height="8.224cm" svg:x="0cm" svg:y="18.031cm">
            <draw:object draw:notify-on-update-of-ranges="'MODOS 3 e 4 | SIT_FAM'.B37:'MODOS 3 e 4 | SIT_FAM'.E37 'MODOS 3 e 4 | SIT_FAM'.A38:'MODOS 3 e 4 | SIT_FAM'.A38 'MODOS 3 e 4 | SIT_FAM'.B38:'MODOS 3 e 4 | SIT_FAM'.E38 'MODOS 3 e 4 | SIT_FAM'.A39:'MODOS 3 e 4 | SIT_FAM'.A39 'MODOS 3 e 4 | SIT_FAM'.B39:'MODOS 3 e 4 | SIT_FAM'.E3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12.461cm" svg:height="8.268cm" svg:x="12.39cm" svg:y="17.963cm">
            <draw:object draw:notify-on-update-of-ranges="'MODOS 3 e 4 | SIT_FAM'.H37:'MODOS 3 e 4 | SIT_FAM'.K37 'MODOS 3 e 4 | SIT_FAM'.G38:'MODOS 3 e 4 | SIT_FAM'.G38 'MODOS 3 e 4 | SIT_FAM'.H38:'MODOS 3 e 4 | SIT_FAM'.K38 'MODOS 3 e 4 | SIT_FAM'.G39:'MODOS 3 e 4 | SIT_FAM'.G39 'MODOS 3 e 4 | SIT_FAM'.H39:'MODOS 3 e 4 | SIT_FAM'.K3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draw:text-style-name="P1" svg:width="12.296cm" svg:height="8.091cm" svg:x="0cm" svg:y="33.957cm">
            <draw:object draw:notify-on-update-of-ranges="'MODOS 3 e 4 | SIT_FAM'.B72:'MODOS 3 e 4 | SIT_FAM'.E72 'MODOS 3 e 4 | SIT_FAM'.A73:'MODOS 3 e 4 | SIT_FAM'.A73 'MODOS 3 e 4 | SIT_FAM'.B73:'MODOS 3 e 4 | SIT_FAM'.E73 'MODOS 3 e 4 | SIT_FAM'.A74:'MODOS 3 e 4 | SIT_FAM'.A74 'MODOS 3 e 4 | SIT_FAM'.B74:'MODOS 3 e 4 | SIT_FAM'.E7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draw:text-style-name="P1" svg:width="12.461cm" svg:height="8.268cm" svg:x="12.291cm" svg:y="33.832cm">
            <draw:object draw:notify-on-update-of-ranges="'MODOS 3 e 4 | SIT_FAM'.H72:'MODOS 3 e 4 | SIT_FAM'.K72 'MODOS 3 e 4 | SIT_FAM'.G73:'MODOS 3 e 4 | SIT_FAM'.G73 'MODOS 3 e 4 | SIT_FAM'.H73:'MODOS 3 e 4 | SIT_FAM'.K73 'MODOS 3 e 4 | SIT_FAM'.G74:'MODOS 3 e 4 | SIT_FAM'.G74 'MODOS 3 e 4 | SIT_FAM'.H74:'MODOS 3 e 4 | SIT_FAM'.K74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ce9"/>
        <table:table-column table:style-name="co1" table:number-columns-repeated="6" table:default-cell-style-name="Default"/>
        <table:table-column table:style-name="co3" table:default-cell-style-name="Default"/>
        <table:table-row table:style-name="ro1">
          <table:table-cell table:style-name="ce6" office:value-type="string" calcext:value-type="string" table:number-columns-spanned="5" table:number-rows-spanned="1">
            <text:p>Dirigindo automóvel – pessoa responsável</text:p>
          </table:table-cell>
          <table:covered-table-cell table:number-columns-repeated="4" table:style-name="ce12"/>
          <table:table-cell/>
          <table:table-cell table:style-name="ce6" office:value-type="string" calcext:value-type="string" table:number-columns-spanned="5" table:number-rows-spanned="1">
            <text:p>Passageiro de automóvel – pessoa responsável</text:p>
          </table:table-cell>
          <table:covered-table-cell table:number-columns-repeated="4" table:style-name="ce12"/>
          <table:table-cell/>
        </table:table-row>
        <table:table-row table:style-name="ro1">
          <table:table-cell table:style-name="ce7" office:value-type="string" calcext:value-type="string">
            <text:p>Sexo / Ano</text:p>
          </table:table-cell>
          <table:table-cell table:style-name="ce7" office:value-type="float" office:value="1977" calcext:value-type="float">
            <text:p>1977</text:p>
          </table:table-cell>
          <table:table-cell table:style-name="ce7" office:value-type="float" office:value="1987" calcext:value-type="float">
            <text:p>1987</text:p>
          </table:table-cell>
          <table:table-cell table:style-name="ce7" office:value-type="float" office:value="1997" calcext:value-type="float">
            <text:p>1997</text:p>
          </table:table-cell>
          <table:table-cell table:style-name="ce7" office:value-type="float" office:value="2007" calcext:value-type="float">
            <text:p>2007</text:p>
          </table:table-cell>
          <table:table-cell/>
          <table:table-cell table:style-name="ce7" office:value-type="string" calcext:value-type="string">
            <text:p>Sexo / Ano</text:p>
          </table:table-cell>
          <table:table-cell table:style-name="ce7" office:value-type="float" office:value="1977" calcext:value-type="float">
            <text:p>1977</text:p>
          </table:table-cell>
          <table:table-cell table:style-name="ce7" office:value-type="float" office:value="1987" calcext:value-type="float">
            <text:p>1987</text:p>
          </table:table-cell>
          <table:table-cell table:style-name="ce7" office:value-type="float" office:value="1997" calcext:value-type="float">
            <text:p>1997</text:p>
          </table:table-cell>
          <table:table-cell table:style-name="ce7" office:value-type="float" office:value="2007" calcext:value-type="float">
            <text:p>2007</text:p>
          </table:table-cell>
          <table:table-cell/>
        </table:table-row>
        <table:table-row table:style-name="ro1">
          <table:table-cell table:style-name="ce7" office:value-type="string" calcext:value-type="string">
            <text:p>Maculino</text:p>
          </table:table-cell>
          <table:table-cell table:style-name="ce12" office:value-type="float" office:value="23235" calcext:value-type="float">
            <text:p>23235</text:p>
          </table:table-cell>
          <table:table-cell table:style-name="ce12" office:value-type="float" office:value="17981" calcext:value-type="float">
            <text:p>17981</text:p>
          </table:table-cell>
          <table:table-cell table:style-name="ce12" office:value-type="float" office:value="17738" calcext:value-type="float">
            <text:p>17738</text:p>
          </table:table-cell>
          <table:table-cell table:style-name="ce12" office:value-type="float" office:value="18525" calcext:value-type="float">
            <text:p>18525</text:p>
          </table:table-cell>
          <table:table-cell/>
          <table:table-cell table:style-name="ce7" office:value-type="string" calcext:value-type="string">
            <text:p>Maculino</text:p>
          </table:table-cell>
          <table:table-cell table:style-name="ce12" office:value-type="float" office:value="1694" calcext:value-type="float">
            <text:p>1694</text:p>
          </table:table-cell>
          <table:table-cell table:style-name="ce12" office:value-type="float" office:value="1039" calcext:value-type="float">
            <text:p>1039</text:p>
          </table:table-cell>
          <table:table-cell table:style-name="ce12" office:value-type="float" office:value="930" calcext:value-type="float">
            <text:p>930</text:p>
          </table:table-cell>
          <table:table-cell table:style-name="ce12" office:value-type="float" office:value="902" calcext:value-type="float">
            <text:p>902</text:p>
          </table:table-cell>
          <table:table-cell/>
        </table:table-row>
        <table:table-row table:style-name="ro1">
          <table:table-cell table:style-name="ce7" office:value-type="string" calcext:value-type="string">
            <text:p>Feminino</text:p>
          </table:table-cell>
          <table:table-cell table:style-name="ce12" office:value-type="float" office:value="768" calcext:value-type="float">
            <text:p>768</text:p>
          </table:table-cell>
          <table:table-cell table:style-name="ce12" office:value-type="float" office:value="1168" calcext:value-type="float">
            <text:p>1168</text:p>
          </table:table-cell>
          <table:table-cell table:style-name="ce12" office:value-type="float" office:value="1646" calcext:value-type="float">
            <text:p>1646</text:p>
          </table:table-cell>
          <table:table-cell table:style-name="ce12" office:value-type="float" office:value="5628" calcext:value-type="float">
            <text:p>5628</text:p>
          </table:table-cell>
          <table:table-cell/>
          <table:table-cell table:style-name="ce7" office:value-type="string" calcext:value-type="string">
            <text:p>Feminino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office:value-type="float" office:value="227" calcext:value-type="float">
            <text:p>227</text:p>
          </table:table-cell>
          <table:table-cell table:style-name="ce12" office:value-type="float" office:value="379" calcext:value-type="float">
            <text:p>379</text:p>
          </table:table-cell>
          <table:table-cell table:style-name="ce12" office:value-type="float" office:value="939" calcext:value-type="float">
            <text:p>939</text:p>
          </table:table-cell>
          <table:table-cell/>
        </table:table-row>
        <table:table-row table:style-name="ro1">
          <table:table-cell table:style-name="ce8"/>
          <table:table-cell table:number-columns-repeated="11"/>
        </table:table-row>
        <table:table-row table:style-name="ro1" table:number-rows-repeated="4">
          <table:table-cell table:style-name="Default" table:number-columns-repeated="5"/>
          <table:table-cell table:number-columns-repeated="7"/>
        </table:table-row>
        <table:table-row table:style-name="ro1" table:number-rows-repeated="2">
          <table:table-cell table:style-name="ce8"/>
          <table:table-cell table:number-columns-repeated="11"/>
        </table:table-row>
        <table:table-row table:style-name="ro1" table:number-rows-repeated="12">
          <table:table-cell table:number-columns-repeated="12"/>
        </table:table-row>
        <table:table-row table:style-name="ro3">
          <table:table-cell table:style-name="ce10" office:value-type="string" calcext:value-type="string" table:number-columns-spanned="11" table:number-rows-spanned="1">
            <text:p>Como considerar os fatores de expansão?</text:p>
          </table:table-cell>
          <table:covered-table-cell table:number-columns-repeated="10"/>
          <table:table-cell/>
        </table:table-row>
        <table:table-row table:style-name="ro4">
          <table:table-cell table:style-name="ce10"/>
          <table:table-cell table:number-columns-repeated="11"/>
        </table:table-row>
        <table:table-row table:style-name="ro1">
          <table:table-cell table:style-name="ce11" office:value-type="string" calcext:value-type="string">
            <text:p># Quantas viagens são feitas por quem tem automóvel (QT_AUTO!=0) em que essa pessoa</text:p>
          </table:table-cell>
          <table:table-cell table:number-columns-repeated="11"/>
        </table:table-row>
        <table:table-row table:style-name="ro1">
          <table:table-cell table:style-name="ce11" office:value-type="string" calcext:value-type="string">
            <text:p># está dirigindo e é rsponsável pela família? Dessas viagens, quantas são feitas por homens e por mulheres, em cada ano?</text:p>
          </table:table-cell>
          <table:table-cell table:number-columns-repeated="11"/>
        </table:table-row>
        <table:table-row table:style-name="ro4">
          <table:table-cell table:style-name="ce11" office:value-type="string" calcext:value-type="string">
            <text:p>od %&gt;% filter(SIT_FAM==1, QT_AUTO!=0, MODO1==3 | MODO2==3 | MODO3==3 | MODO4==3) %&gt;% </text:p>
          </table:table-cell>
          <table:table-cell table:number-columns-repeated="11"/>
        </table:table-row>
        <table:table-row table:style-name="ro1">
          <table:table-cell table:style-name="ce11" office:value-type="string" calcext:value-type="string">
            <text:p><text:s text:c="2"/>select(SEXO,ANO) %&gt;% table()</text:p>
          </table:table-cell>
          <table:table-cell table:number-columns-repeated="11"/>
        </table:table-row>
        <table:table-row table:style-name="ro5">
          <table:table-cell table:style-name="ce11"/>
          <table:table-cell table:number-columns-repeated="11"/>
        </table:table-row>
        <table:table-row table:style-name="ro1">
          <table:table-cell table:style-name="ce11" office:value-type="string" calcext:value-type="string">
            <text:p># Quantas viagens são feitas por quem tem automóvel (QT_AUTO!=0) em que essa pessoa</text:p>
          </table:table-cell>
          <table:table-cell table:number-columns-repeated="11"/>
        </table:table-row>
        <table:table-row table:style-name="ro1">
          <table:table-cell table:style-name="ce11" office:value-type="string" calcext:value-type="string">
            <text:p># é passageiro e é responsável pela família? Dessas viagens, quantas são feitas por homens e por mulheres, em cada ano?</text:p>
          </table:table-cell>
          <table:table-cell table:number-columns-repeated="11"/>
        </table:table-row>
        <table:table-row table:style-name="ro1">
          <table:table-cell table:style-name="ce11" office:value-type="string" calcext:value-type="string">
            <text:p>od %&gt;% filter(SIT_FAM==1, QT_AUTO!=0, MODO1==4 | MODO2==4 | MODO3==4 | MODO4==4) %&gt;% </text:p>
          </table:table-cell>
          <table:table-cell table:number-columns-repeated="11"/>
        </table:table-row>
        <table:table-row table:style-name="ro1">
          <table:table-cell table:style-name="ce11" office:value-type="string" calcext:value-type="string">
            <text:p><text:s text:c="2"/>select(SEXO,ANO) %&gt;% table()</text:p>
          </table:table-cell>
          <table:table-cell table:number-columns-repeated="11"/>
        </table:table-row>
        <table:table-row table:style-name="ro7">
          <table:table-cell table:style-name="ce11"/>
          <table:table-cell table:number-columns-repeated="11"/>
        </table:table-row>
        <table:table-row table:style-name="ro1">
          <table:table-cell table:style-name="ce6" office:value-type="string" calcext:value-type="string" table:number-columns-spanned="5" table:number-rows-spanned="1">
            <text:p>Dirigindo automóvel – cônjuge</text:p>
          </table:table-cell>
          <table:covered-table-cell table:number-columns-repeated="4" table:style-name="ce12"/>
          <table:table-cell/>
          <table:table-cell table:style-name="ce6" office:value-type="string" calcext:value-type="string" table:number-columns-spanned="5" table:number-rows-spanned="1">
            <text:p>Passageiro de automóvel – cônjuge</text:p>
          </table:table-cell>
          <table:covered-table-cell table:number-columns-repeated="4" table:style-name="ce12"/>
          <table:table-cell/>
        </table:table-row>
        <table:table-row table:style-name="ro1">
          <table:table-cell table:style-name="ce7" office:value-type="string" calcext:value-type="string">
            <text:p>Sexo / Ano</text:p>
          </table:table-cell>
          <table:table-cell table:style-name="ce7" office:value-type="float" office:value="1977" calcext:value-type="float">
            <text:p>1977</text:p>
          </table:table-cell>
          <table:table-cell table:style-name="ce7" office:value-type="float" office:value="1987" calcext:value-type="float">
            <text:p>1987</text:p>
          </table:table-cell>
          <table:table-cell table:style-name="ce7" office:value-type="float" office:value="1997" calcext:value-type="float">
            <text:p>1997</text:p>
          </table:table-cell>
          <table:table-cell table:style-name="ce7" office:value-type="float" office:value="2007" calcext:value-type="float">
            <text:p>2007</text:p>
          </table:table-cell>
          <table:table-cell/>
          <table:table-cell table:style-name="ce7" office:value-type="string" calcext:value-type="string">
            <text:p>Sexo / Ano</text:p>
          </table:table-cell>
          <table:table-cell table:style-name="ce7" office:value-type="float" office:value="1977" calcext:value-type="float">
            <text:p>1977</text:p>
          </table:table-cell>
          <table:table-cell table:style-name="ce7" office:value-type="float" office:value="1987" calcext:value-type="float">
            <text:p>1987</text:p>
          </table:table-cell>
          <table:table-cell table:style-name="ce7" office:value-type="float" office:value="1997" calcext:value-type="float">
            <text:p>1997</text:p>
          </table:table-cell>
          <table:table-cell table:style-name="ce7" office:value-type="float" office:value="2007" calcext:value-type="float">
            <text:p>2007</text:p>
          </table:table-cell>
          <table:table-cell/>
        </table:table-row>
        <table:table-row table:style-name="ro1">
          <table:table-cell table:style-name="ce7" office:value-type="string" calcext:value-type="string">
            <text:p>Maculino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092" calcext:value-type="float">
            <text:p>2092</text:p>
          </table:table-cell>
          <table:table-cell/>
          <table:table-cell table:style-name="ce7" office:value-type="string" calcext:value-type="string">
            <text:p>Maculino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182" calcext:value-type="float">
            <text:p>182</text:p>
          </table:table-cell>
          <table:table-cell/>
        </table:table-row>
        <table:table-row table:style-name="ro1">
          <table:table-cell table:style-name="ce7" office:value-type="string" calcext:value-type="string">
            <text:p>Feminino</text:p>
          </table:table-cell>
          <table:table-cell table:style-name="ce12" office:value-type="float" office:value="6472" calcext:value-type="float">
            <text:p>6472</text:p>
          </table:table-cell>
          <table:table-cell table:style-name="ce12" office:value-type="float" office:value="5754" calcext:value-type="float">
            <text:p>5754</text:p>
          </table:table-cell>
          <table:table-cell table:style-name="ce12" office:value-type="float" office:value="6969" calcext:value-type="float">
            <text:p>6969</text:p>
          </table:table-cell>
          <table:table-cell table:style-name="ce12" office:value-type="float" office:value="7771" calcext:value-type="float">
            <text:p>7771</text:p>
          </table:table-cell>
          <table:table-cell/>
          <table:table-cell table:style-name="ce7" office:value-type="string" calcext:value-type="string">
            <text:p>Feminino</text:p>
          </table:table-cell>
          <table:table-cell table:style-name="ce12" office:value-type="float" office:value="4081" calcext:value-type="float">
            <text:p>4081</text:p>
          </table:table-cell>
          <table:table-cell table:style-name="ce12" office:value-type="float" office:value="3392" calcext:value-type="float">
            <text:p>3392</text:p>
          </table:table-cell>
          <table:table-cell table:style-name="ce12" office:value-type="float" office:value="3592" calcext:value-type="float">
            <text:p>3592</text:p>
          </table:table-cell>
          <table:table-cell table:style-name="ce12" office:value-type="float" office:value="3761" calcext:value-type="float">
            <text:p>3761</text:p>
          </table:table-cell>
          <table:table-cell/>
        </table:table-row>
        <table:table-row table:style-name="ro1">
          <table:table-cell table:style-name="ce8"/>
          <table:table-cell table:number-columns-repeated="11"/>
        </table:table-row>
        <table:table-row table:style-name="ro1" table:number-rows-repeated="4">
          <table:table-cell table:style-name="Default" table:number-columns-repeated="5"/>
          <table:table-cell table:number-columns-repeated="7"/>
        </table:table-row>
        <table:table-row table:style-name="ro1" table:number-rows-repeated="2">
          <table:table-cell table:style-name="ce8"/>
          <table:table-cell table:number-columns-repeated="11"/>
        </table:table-row>
        <table:table-row table:style-name="ro1" table:number-rows-repeated="12">
          <table:table-cell table:number-columns-repeated="12"/>
        </table:table-row>
        <table:table-row table:style-name="ro3">
          <table:table-cell table:style-name="ce10" office:value-type="string" calcext:value-type="string" table:number-columns-spanned="11" table:number-rows-spanned="1">
            <text:p>Como considerar os fatores de expansão?</text:p>
          </table:table-cell>
          <table:covered-table-cell table:number-columns-repeated="10"/>
          <table:table-cell/>
        </table:table-row>
        <table:table-row table:style-name="ro5">
          <table:table-cell table:style-name="ce10"/>
          <table:table-cell table:number-columns-repeated="11"/>
        </table:table-row>
        <table:table-row table:style-name="ro1">
          <table:table-cell table:style-name="ce11" office:value-type="string" calcext:value-type="string">
            <text:p># Quantas viagens são feitas por quem tem automóvel (QT_AUTO!=0) em que essa pessoa</text:p>
          </table:table-cell>
          <table:table-cell table:number-columns-repeated="11"/>
        </table:table-row>
        <table:table-row table:style-name="ro1">
          <table:table-cell table:style-name="ce11" office:value-type="string" calcext:value-type="string">
            <text:p># está dirigindo e é cônjuge? Dessas viagens, quantas são feitas por homens e por mulheres, em cada ano?</text:p>
          </table:table-cell>
          <table:table-cell table:number-columns-repeated="11"/>
        </table:table-row>
        <table:table-row table:style-name="ro1">
          <table:table-cell table:style-name="ce11" office:value-type="string" calcext:value-type="string">
            <text:p>od %&gt;% filter(SIT_FAM==2, QT_AUTO!=0, MODO1==3 | MODO2==3 | MODO3==3 | MODO4==3) %&gt;% </text:p>
          </table:table-cell>
          <table:table-cell table:number-columns-repeated="11"/>
        </table:table-row>
        <table:table-row table:style-name="ro1">
          <table:table-cell table:style-name="ce11" office:value-type="string" calcext:value-type="string">
            <text:p><text:s text:c="2"/>select(SEXO,ANO) %&gt;% table()</text:p>
          </table:table-cell>
          <table:table-cell table:number-columns-repeated="11"/>
        </table:table-row>
        <table:table-row table:style-name="ro5">
          <table:table-cell table:style-name="ce11"/>
          <table:table-cell table:number-columns-repeated="11"/>
        </table:table-row>
        <table:table-row table:style-name="ro1">
          <table:table-cell table:style-name="ce11" office:value-type="string" calcext:value-type="string">
            <text:p># Quantas viagens são feitas por quem tem automóvel (QT_AUTO!=0) em que essa pessoa</text:p>
          </table:table-cell>
          <table:table-cell table:number-columns-repeated="11"/>
        </table:table-row>
        <table:table-row table:style-name="ro1">
          <table:table-cell table:style-name="ce11" office:value-type="string" calcext:value-type="string">
            <text:p># é passageiro e é cônjuge? Dessas viagens, quantas são feitas por homens e por mulheres, em cada ano?</text:p>
          </table:table-cell>
          <table:table-cell table:number-columns-repeated="11"/>
        </table:table-row>
        <table:table-row table:style-name="ro1">
          <table:table-cell table:style-name="ce11" office:value-type="string" calcext:value-type="string">
            <text:p>od %&gt;% filter(SIT_FAM==2, QT_AUTO!=0, MODO1==4 | MODO2==4 | MODO3==4 | MODO4==4) %&gt;% </text:p>
          </table:table-cell>
          <table:table-cell table:number-columns-repeated="11"/>
        </table:table-row>
        <table:table-row table:style-name="ro1">
          <table:table-cell table:style-name="ce11" office:value-type="string" calcext:value-type="string">
            <text:p><text:s text:c="2"/>select(SEXO,ANO) %&gt;% table()</text:p>
          </table:table-cell>
          <table:table-cell table:number-columns-repeated="11"/>
        </table:table-row>
        <table:table-row table:style-name="ro7">
          <table:table-cell table:number-columns-repeated="12"/>
        </table:table-row>
        <table:table-row table:style-name="ro1">
          <table:table-cell table:style-name="ce6" office:value-type="string" calcext:value-type="string" table:number-columns-spanned="5" table:number-rows-spanned="1">
            <text:p>Dirigindo automóvel – filho(a) / outro parente</text:p>
          </table:table-cell>
          <table:covered-table-cell table:number-columns-repeated="4" table:style-name="ce12"/>
          <table:table-cell/>
          <table:table-cell table:style-name="ce6" office:value-type="string" calcext:value-type="string" table:number-columns-spanned="5" table:number-rows-spanned="1">
            <text:p>Passageiro de automóvel – filho(a) / outro parente</text:p>
          </table:table-cell>
          <table:covered-table-cell table:number-columns-repeated="4" table:style-name="ce12"/>
          <table:table-cell/>
        </table:table-row>
        <table:table-row table:style-name="ro1">
          <table:table-cell table:style-name="ce7" office:value-type="string" calcext:value-type="string">
            <text:p>Sexo / Ano</text:p>
          </table:table-cell>
          <table:table-cell table:style-name="ce7" office:value-type="float" office:value="1977" calcext:value-type="float">
            <text:p>1977</text:p>
          </table:table-cell>
          <table:table-cell table:style-name="ce7" office:value-type="float" office:value="1987" calcext:value-type="float">
            <text:p>1987</text:p>
          </table:table-cell>
          <table:table-cell table:style-name="ce7" office:value-type="float" office:value="1997" calcext:value-type="float">
            <text:p>1997</text:p>
          </table:table-cell>
          <table:table-cell table:style-name="ce7" office:value-type="float" office:value="2007" calcext:value-type="float">
            <text:p>2007</text:p>
          </table:table-cell>
          <table:table-cell table:style-name="ce9"/>
          <table:table-cell table:style-name="ce7" office:value-type="string" calcext:value-type="string">
            <text:p>Sexo / Ano</text:p>
          </table:table-cell>
          <table:table-cell table:style-name="ce7" office:value-type="float" office:value="1977" calcext:value-type="float">
            <text:p>1977</text:p>
          </table:table-cell>
          <table:table-cell table:style-name="ce7" office:value-type="float" office:value="1987" calcext:value-type="float">
            <text:p>1987</text:p>
          </table:table-cell>
          <table:table-cell table:style-name="ce7" office:value-type="float" office:value="1997" calcext:value-type="float">
            <text:p>1997</text:p>
          </table:table-cell>
          <table:table-cell table:style-name="ce7" office:value-type="float" office:value="2007" calcext:value-type="float">
            <text:p>2007</text:p>
          </table:table-cell>
          <table:table-cell/>
        </table:table-row>
        <table:table-row table:style-name="ro1">
          <table:table-cell table:style-name="ce7" office:value-type="string" calcext:value-type="string">
            <text:p>Maculino</text:p>
          </table:table-cell>
          <table:table-cell table:style-name="ce12" office:value-type="float" office:value="7058" calcext:value-type="float">
            <text:p>7058</text:p>
          </table:table-cell>
          <table:table-cell table:style-name="ce12" office:value-type="float" office:value="3953" calcext:value-type="float">
            <text:p>3953</text:p>
          </table:table-cell>
          <table:table-cell table:style-name="ce12" office:value-type="float" office:value="4809" calcext:value-type="float">
            <text:p>4809</text:p>
          </table:table-cell>
          <table:table-cell table:style-name="ce12" office:value-type="float" office:value="5080" calcext:value-type="float">
            <text:p>5080</text:p>
          </table:table-cell>
          <table:table-cell table:style-name="ce9"/>
          <table:table-cell table:style-name="ce7" office:value-type="string" calcext:value-type="string">
            <text:p>Maculino</text:p>
          </table:table-cell>
          <table:table-cell table:style-name="ce12" office:value-type="float" office:value="5613" calcext:value-type="float">
            <text:p>5613</text:p>
          </table:table-cell>
          <table:table-cell table:style-name="ce12" office:value-type="float" office:value="4767" calcext:value-type="float">
            <text:p>4767</text:p>
          </table:table-cell>
          <table:table-cell table:style-name="ce12" office:value-type="float" office:value="4780" calcext:value-type="float">
            <text:p>4780</text:p>
          </table:table-cell>
          <table:table-cell table:style-name="ce12" office:value-type="float" office:value="4291" calcext:value-type="float">
            <text:p>4291</text:p>
          </table:table-cell>
          <table:table-cell/>
        </table:table-row>
        <table:table-row table:style-name="ro1">
          <table:table-cell table:style-name="ce7" office:value-type="string" calcext:value-type="string">
            <text:p>Feminino</text:p>
          </table:table-cell>
          <table:table-cell table:style-name="ce12" office:value-type="float" office:value="2458" calcext:value-type="float">
            <text:p>2458</text:p>
          </table:table-cell>
          <table:table-cell table:style-name="ce12" office:value-type="float" office:value="2060" calcext:value-type="float">
            <text:p>2060</text:p>
          </table:table-cell>
          <table:table-cell table:style-name="ce12" office:value-type="float" office:value="3143" calcext:value-type="float">
            <text:p>3143</text:p>
          </table:table-cell>
          <table:table-cell table:style-name="ce12" office:value-type="float" office:value="3892" calcext:value-type="float">
            <text:p>3892</text:p>
          </table:table-cell>
          <table:table-cell table:style-name="ce9"/>
          <table:table-cell table:style-name="ce7" office:value-type="string" calcext:value-type="string">
            <text:p>Feminino</text:p>
          </table:table-cell>
          <table:table-cell table:style-name="ce12" office:value-type="float" office:value="6553" calcext:value-type="float">
            <text:p>6553</text:p>
          </table:table-cell>
          <table:table-cell table:style-name="ce12" office:value-type="float" office:value="5243" calcext:value-type="float">
            <text:p>5243</text:p>
          </table:table-cell>
          <table:table-cell table:style-name="ce12" office:value-type="float" office:value="5632" calcext:value-type="float">
            <text:p>5632</text:p>
          </table:table-cell>
          <table:table-cell table:style-name="ce12" office:value-type="float" office:value="4854" calcext:value-type="float">
            <text:p>4854</text:p>
          </table:table-cell>
          <table:table-cell/>
        </table:table-row>
        <table:table-row table:style-name="ro1">
          <table:table-cell table:style-name="ce8"/>
          <table:table-cell table:number-columns-repeated="11"/>
        </table:table-row>
        <table:table-row table:style-name="ro1" table:number-rows-repeated="4">
          <table:table-cell table:style-name="Default" table:number-columns-repeated="5"/>
          <table:table-cell table:number-columns-repeated="7"/>
        </table:table-row>
        <table:table-row table:style-name="ro1" table:number-rows-repeated="2">
          <table:table-cell table:style-name="ce8"/>
          <table:table-cell table:number-columns-repeated="11"/>
        </table:table-row>
        <table:table-row table:style-name="ro1" table:number-rows-repeated="12">
          <table:table-cell table:number-columns-repeated="12"/>
        </table:table-row>
        <table:table-row table:style-name="ro3">
          <table:table-cell table:style-name="ce10" office:value-type="string" calcext:value-type="string" table:number-columns-spanned="11" table:number-rows-spanned="1">
            <text:p>Como considerar os fatores de expansão?</text:p>
          </table:table-cell>
          <table:covered-table-cell table:number-columns-repeated="10"/>
          <table:table-cell/>
        </table:table-row>
        <table:table-row table:style-name="ro5">
          <table:table-cell table:style-name="ce10"/>
          <table:table-cell table:number-columns-repeated="11"/>
        </table:table-row>
        <table:table-row table:style-name="ro1">
          <table:table-cell table:style-name="ce11" office:value-type="string" calcext:value-type="string">
            <text:p># Quantas viagens são feitas por quem tem automóvel (QT_AUTO!=0) em que essa pessoa</text:p>
          </table:table-cell>
          <table:table-cell table:number-columns-repeated="11"/>
        </table:table-row>
        <table:table-row table:style-name="ro1">
          <table:table-cell table:style-name="ce11" office:value-type="string" calcext:value-type="string">
            <text:p># está dirigindo e é filho(a)/outro parente? <text:s/>Dessas viagens, quantas são feitas por homens e por mulheres, em cada ano?</text:p>
          </table:table-cell>
          <table:table-cell table:number-columns-repeated="11"/>
        </table:table-row>
        <table:table-row table:style-name="ro1">
          <table:table-cell table:style-name="ce11" office:value-type="string" calcext:value-type="string">
            <text:p>od %&gt;% filter(SIT_FAM==3 | SIT_FAM==4, QT_AUTO!=0, MODO1==3 | MODO2==3 | MODO3==3 | MODO4==3) %&gt;% </text:p>
          </table:table-cell>
          <table:table-cell table:number-columns-repeated="11"/>
        </table:table-row>
        <table:table-row table:style-name="ro1">
          <table:table-cell table:style-name="ce11" office:value-type="string" calcext:value-type="string">
            <text:p><text:s text:c="2"/>select(SEXO,ANO) %&gt;% table()</text:p>
          </table:table-cell>
          <table:table-cell table:number-columns-repeated="11"/>
        </table:table-row>
        <table:table-row table:style-name="ro5">
          <table:table-cell table:style-name="ce11"/>
          <table:table-cell table:number-columns-repeated="11"/>
        </table:table-row>
        <table:table-row table:style-name="ro1">
          <table:table-cell table:style-name="ce11" office:value-type="string" calcext:value-type="string">
            <text:p># Quantas viagens são feitas por quem tem automóvel (QT_AUTO!=0) em que essa pessoa</text:p>
          </table:table-cell>
          <table:table-cell table:number-columns-repeated="11"/>
        </table:table-row>
        <table:table-row table:style-name="ro1">
          <table:table-cell table:style-name="ce11" office:value-type="string" calcext:value-type="string">
            <text:p># é passageiro e é filho(a)/outro parente? <text:s/>Dessas viagens, quantas são feitas por homens e por mulheres, em cada ano?</text:p>
          </table:table-cell>
          <table:table-cell table:number-columns-repeated="11"/>
        </table:table-row>
        <table:table-row table:style-name="ro1">
          <table:table-cell table:style-name="ce11" office:value-type="string" calcext:value-type="string">
            <text:p>od %&gt;% filter(SIT_FAM==3 | SIT_FAM==4, QT_AUTO!=0, MODO1==4 | MODO2==4 | MODO3==4 | MODO4==4) %&gt;% </text:p>
          </table:table-cell>
          <table:table-cell table:number-columns-repeated="11"/>
        </table:table-row>
        <table:table-row table:style-name="ro1">
          <table:table-cell table:style-name="ce11" office:value-type="string" calcext:value-type="string">
            <text:p><text:s text:c="2"/>select(SEXO,ANO) %&gt;% table()</text:p>
          </table:table-cell>
          <table:table-cell table:number-columns-repeated="11"/>
        </table:table-row>
        <table:table-row table:style-name="ro1" table:number-rows-repeated="104847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ODOS 3 e 4" table:style-name="ta1">
        <table:shapes>
          <draw:frame draw:z-index="0" draw:style-name="gr1" draw:text-style-name="P1" svg:width="12.296cm" svg:height="8.091cm" svg:x="0cm" svg:y="2.03cm">
            <draw:object draw:notify-on-update-of-ranges="'MODOS 3 e 4'.B2:'MODOS 3 e 4'.E2 'MODOS 3 e 4'.A3:'MODOS 3 e 4'.A3 'MODOS 3 e 4'.B3:'MODOS 3 e 4'.E3 'MODOS 3 e 4'.A4:'MODOS 3 e 4'.A4 'MODOS 3 e 4'.B4:'MODOS 3 e 4'.E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.461cm" svg:height="8.268cm" svg:x="12.291cm" svg:y="1.905cm">
            <draw:object draw:notify-on-update-of-ranges="'MODOS 3 e 4'.H2:'MODOS 3 e 4'.K2 'MODOS 3 e 4'.G3:'MODOS 3 e 4'.G3 'MODOS 3 e 4'.H3:'MODOS 3 e 4'.K3 'MODOS 3 e 4'.G4:'MODOS 3 e 4'.G4 'MODOS 3 e 4'.H4:'MODOS 3 e 4'.K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ce9"/>
        <table:table-column table:style-name="co1" table:number-columns-repeated="6" table:default-cell-style-name="Default"/>
        <table:table-row table:style-name="ro1">
          <table:table-cell table:style-name="ce6" office:value-type="string" calcext:value-type="string" table:number-columns-spanned="5" table:number-rows-spanned="1">
            <text:p>Dirigindo automóvel</text:p>
          </table:table-cell>
          <table:covered-table-cell table:number-columns-repeated="4" table:style-name="ce12"/>
          <table:table-cell/>
          <table:table-cell table:style-name="ce6" office:value-type="string" calcext:value-type="string" table:number-columns-spanned="5" table:number-rows-spanned="1">
            <text:p>Passageiro de automóvel</text:p>
          </table:table-cell>
          <table:covered-table-cell table:number-columns-repeated="4" table:style-name="ce12"/>
        </table:table-row>
        <table:table-row table:style-name="ro1">
          <table:table-cell table:style-name="ce7" office:value-type="string" calcext:value-type="string">
            <text:p>Sexo / Ano</text:p>
          </table:table-cell>
          <table:table-cell table:style-name="ce7" office:value-type="float" office:value="1977" calcext:value-type="float">
            <text:p>1977</text:p>
          </table:table-cell>
          <table:table-cell table:style-name="ce7" office:value-type="float" office:value="1987" calcext:value-type="float">
            <text:p>1987</text:p>
          </table:table-cell>
          <table:table-cell table:style-name="ce7" office:value-type="float" office:value="1997" calcext:value-type="float">
            <text:p>1997</text:p>
          </table:table-cell>
          <table:table-cell table:style-name="ce7" office:value-type="float" office:value="2007" calcext:value-type="float">
            <text:p>2007</text:p>
          </table:table-cell>
          <table:table-cell/>
          <table:table-cell table:style-name="ce7" office:value-type="string" calcext:value-type="string">
            <text:p>Sexo / Ano</text:p>
          </table:table-cell>
          <table:table-cell table:style-name="ce7" office:value-type="float" office:value="1977" calcext:value-type="float">
            <text:p>1977</text:p>
          </table:table-cell>
          <table:table-cell table:style-name="ce7" office:value-type="float" office:value="1987" calcext:value-type="float">
            <text:p>1987</text:p>
          </table:table-cell>
          <table:table-cell table:style-name="ce7" office:value-type="float" office:value="1997" calcext:value-type="float">
            <text:p>1997</text:p>
          </table:table-cell>
          <table:table-cell table:style-name="ce7" office:value-type="float" office:value="2007" calcext:value-type="float">
            <text:p>2007</text:p>
          </table:table-cell>
        </table:table-row>
        <table:table-row table:style-name="ro1">
          <table:table-cell table:style-name="ce7" office:value-type="string" calcext:value-type="string">
            <text:p>Maculino</text:p>
          </table:table-cell>
          <table:table-cell table:style-name="ce12" office:value-type="float" office:value="30403" calcext:value-type="float">
            <text:p>30403</text:p>
          </table:table-cell>
          <table:table-cell table:style-name="ce12" office:value-type="float" office:value="21998" calcext:value-type="float">
            <text:p>21998</text:p>
          </table:table-cell>
          <table:table-cell table:style-name="ce12" office:value-type="float" office:value="22774" calcext:value-type="float">
            <text:p>22774</text:p>
          </table:table-cell>
          <table:table-cell table:style-name="ce12" office:value-type="float" office:value="25733" calcext:value-type="float">
            <text:p>25733</text:p>
          </table:table-cell>
          <table:table-cell/>
          <table:table-cell table:style-name="ce7" office:value-type="string" calcext:value-type="string">
            <text:p>Maculino</text:p>
          </table:table-cell>
          <table:table-cell table:style-name="ce12" office:value-type="float" office:value="7373" calcext:value-type="float">
            <text:p>7373</text:p>
          </table:table-cell>
          <table:table-cell table:style-name="ce12" office:value-type="float" office:value="5838" calcext:value-type="float">
            <text:p>5838</text:p>
          </table:table-cell>
          <table:table-cell table:style-name="ce12" office:value-type="float" office:value="5770" calcext:value-type="float">
            <text:p>5770</text:p>
          </table:table-cell>
          <table:table-cell table:style-name="ce12" office:value-type="float" office:value="5383" calcext:value-type="float">
            <text:p>5383</text:p>
          </table:table-cell>
        </table:table-row>
        <table:table-row table:style-name="ro1">
          <table:table-cell table:style-name="ce7" office:value-type="string" calcext:value-type="string">
            <text:p>Feminino</text:p>
          </table:table-cell>
          <table:table-cell table:style-name="ce12" office:value-type="float" office:value="9706" calcext:value-type="float">
            <text:p>9706</text:p>
          </table:table-cell>
          <table:table-cell table:style-name="ce12" office:value-type="float" office:value="8991" calcext:value-type="float">
            <text:p>8991</text:p>
          </table:table-cell>
          <table:table-cell table:style-name="ce12" office:value-type="float" office:value="11775" calcext:value-type="float">
            <text:p>11775</text:p>
          </table:table-cell>
          <table:table-cell table:style-name="ce12" office:value-type="float" office:value="17317" calcext:value-type="float">
            <text:p>17317</text:p>
          </table:table-cell>
          <table:table-cell/>
          <table:table-cell table:style-name="ce7" office:value-type="string" calcext:value-type="string">
            <text:p>Feminino</text:p>
          </table:table-cell>
          <table:table-cell table:style-name="ce12" office:value-type="float" office:value="11047" calcext:value-type="float">
            <text:p>11047</text:p>
          </table:table-cell>
          <table:table-cell table:style-name="ce12" office:value-type="float" office:value="8911" calcext:value-type="float">
            <text:p>8911</text:p>
          </table:table-cell>
          <table:table-cell table:style-name="ce12" office:value-type="float" office:value="9608" calcext:value-type="float">
            <text:p>9608</text:p>
          </table:table-cell>
          <table:table-cell table:style-name="ce12" office:value-type="float" office:value="9596" calcext:value-type="float">
            <text:p>9596</text:p>
          </table:table-cell>
        </table:table-row>
        <table:table-row table:style-name="ro1">
          <table:table-cell table:style-name="ce8"/>
          <table:table-cell table:number-columns-repeated="10"/>
        </table:table-row>
        <table:table-row table:style-name="ro1" table:number-rows-repeated="4">
          <table:table-cell table:style-name="Default" table:number-columns-repeated="5"/>
          <table:table-cell table:number-columns-repeated="6"/>
        </table:table-row>
        <table:table-row table:style-name="ro1" table:number-rows-repeated="2">
          <table:table-cell table:style-name="ce8"/>
          <table:table-cell table:number-columns-repeated="10"/>
        </table:table-row>
        <table:table-row table:style-name="ro1" table:number-rows-repeated="12">
          <table:table-cell table:number-columns-repeated="11"/>
        </table:table-row>
        <table:table-row table:style-name="ro3">
          <table:table-cell table:style-name="ce10" office:value-type="string" calcext:value-type="string" table:number-columns-spanned="11" table:number-rows-spanned="1">
            <text:p>Como considerar os fatores de expansão?</text:p>
          </table:table-cell>
          <table:covered-table-cell table:number-columns-repeated="10"/>
        </table:table-row>
        <table:table-row table:style-name="ro4">
          <table:table-cell table:style-name="ce10"/>
          <table:table-cell table:number-columns-repeated="10"/>
        </table:table-row>
        <table:table-row table:style-name="ro1">
          <table:table-cell table:style-name="ce11" office:value-type="string" calcext:value-type="string">
            <text:p># Quantas viagens são feitas por quem tem automóvel (QT_AUTO!=0) em que essa pessoa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# está dirigindo? Dessas viagens, quantas são feitas por homens e por mulheres, em cada ano?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od %&gt;% filter(QT_AUTO!=0, MODO1==3 | MODO2==3 | MODO3==3 | MODO4==3) %&gt;% 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<text:s text:c="2"/>select(SEXO,ANO) %&gt;% table()</text:p>
          </table:table-cell>
          <table:table-cell table:number-columns-repeated="10"/>
        </table:table-row>
        <table:table-row table:style-name="ro4">
          <table:table-cell table:style-name="ce11"/>
          <table:table-cell table:number-columns-repeated="10"/>
        </table:table-row>
        <table:table-row table:style-name="ro1">
          <table:table-cell table:style-name="ce11" office:value-type="string" calcext:value-type="string">
            <text:p># Quantas viagens são feitas por quem tem automóvel (QT_AUTO!=0) em que essa pessoa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# está é passageiro? Dessas viagens, quantas são feitas por homens e por mulheres, em cada ano?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od %&gt;% filter(QT_AUTO!=0, MODO1==4 | MODO2==4 | MODO3==4 | MODO4==4) %&gt;% 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<text:s text:c="2"/>select(SEXO,ANO) %&gt;% table()</text:p>
          </table:table-cell>
          <table:table-cell table:number-columns-repeated="10"/>
        </table:table-row>
        <table:table-row table:style-name="ro1">
          <table:table-cell table:style-name="ce11"/>
          <table:table-cell table:number-columns-repeated="10"/>
        </table:table-row>
        <table:table-row table:style-name="ro1" table:number-rows-repeated="104854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lanilha3" table:style-name="ta1">
        <table:table-column table:style-name="co1" table:default-cell-style-name="Default"/>
        <table:table-column table:style-name="co1" table:number-columns-repeated="3" table:default-cell-style-name="ce9"/>
        <table:table-column table:style-name="co4" table:default-cell-style-name="ce9"/>
        <table:table-column table:style-name="co1" table:default-cell-style-name="ce9"/>
        <table:table-column table:style-name="co1" table:number-columns-repeated="3" table:default-cell-style-name="Default"/>
        <table:table-column table:style-name="co5" table:default-cell-style-name="Default"/>
        <table:table-column table:style-name="co4" table:default-cell-style-name="ce9"/>
        <table:table-column table:style-name="co6" table:default-cell-style-name="ce9"/>
        <table:table-column table:style-name="co7" table:number-columns-repeated="2" table:default-cell-style-name="ce9"/>
        <table:table-column table:style-name="co9" table:default-cell-style-name="ce9"/>
        <table:table-column table:style-name="co1" table:number-columns-repeated="1009" table:default-cell-style-name="Default"/>
        <table:table-row table:style-name="ro1">
          <table:table-cell office:value-type="string" calcext:value-type="string">
            <text:p>RENDAS</text:p>
          </table:table-cell>
          <table:table-cell table:number-columns-repeated="1023"/>
        </table:table-row>
        <table:table-row table:style-name="ro1">
          <table:table-cell table:style-name="ce8"/>
          <table:table-cell table:style-name="ce8" office:value-type="string" calcext:value-type="string">
            <text:p>ANO</text:p>
          </table:table-cell>
          <table:table-cell table:style-name="ce8" office:value-type="float" office:value="1977" calcext:value-type="float">
            <text:p>1977</text:p>
          </table:table-cell>
          <table:table-cell table:style-name="ce8" office:value-type="float" office:value="1987" calcext:value-type="float">
            <text:p>1987</text:p>
          </table:table-cell>
          <table:table-cell table:style-name="ce8" office:value-type="float" office:value="1997" calcext:value-type="float">
            <text:p>1997</text:p>
          </table:table-cell>
          <table:table-cell table:style-name="ce8" office:value-type="float" office:value="2007" calcext:value-type="float">
            <text:p>2007</text:p>
          </table:table-cell>
          <table:table-cell table:style-name="ce8" table:number-columns-repeated="1018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number-columns-repeated="4" table:style-name="ce15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º Q</text:p>
          </table:table-cell>
          <table:table-cell table:style-name="ce15" office:value-type="currency" office:currency="BRL" office:value="1352" calcext:value-type="currency">
            <text:p>R$ 1.352,00</text:p>
          </table:table-cell>
          <table:table-cell table:style-name="ce15" office:value-type="currency" office:currency="BRL" office:value="875.6" calcext:value-type="currency">
            <text:p>R$ 875,60</text:p>
          </table:table-cell>
          <table:table-cell table:style-name="ce17" office:value-type="currency" office:currency="BRL" office:value="330" calcext:value-type="currency">
            <text:p>R$ 330,00</text:p>
          </table:table-cell>
          <table:table-cell table:style-name="ce15" office:value-type="currency" office:currency="BRL" office:value="1145" calcext:value-type="currency">
            <text:p>R$ 1.145,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diana</text:p>
          </table:table-cell>
          <table:table-cell table:style-name="ce15" office:value-type="currency" office:currency="BRL" office:value="2534" calcext:value-type="currency">
            <text:p>R$ 2.534,00</text:p>
          </table:table-cell>
          <table:table-cell table:style-name="ce15" office:value-type="currency" office:currency="BRL" office:value="1523.4" calcext:value-type="currency">
            <text:p>R$ 1.523,40</text:p>
          </table:table-cell>
          <table:table-cell table:style-name="ce15" office:value-type="currency" office:currency="BRL" office:value="1204" calcext:value-type="currency">
            <text:p>R$ 1.204,00</text:p>
          </table:table-cell>
          <table:table-cell table:style-name="ce15" office:value-type="currency" office:currency="BRL" office:value="2080" calcext:value-type="currency">
            <text:p>R$ 2.080,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table:style-name="ce15" office:value-type="currency" office:currency="BRL" office:value="4037" calcext:value-type="currency">
            <text:p>R$ 4.037,00</text:p>
          </table:table-cell>
          <table:table-cell table:style-name="ce15" office:value-type="currency" office:currency="BRL" office:value="2393.6" calcext:value-type="currency">
            <text:p>R$ 2.393,60</text:p>
          </table:table-cell>
          <table:table-cell table:style-name="ce15" office:value-type="currency" office:currency="BRL" office:value="2454" calcext:value-type="currency">
            <text:p>R$ 2.454,00</text:p>
          </table:table-cell>
          <table:table-cell table:style-name="ce15" office:value-type="currency" office:currency="BRL" office:value="3186" calcext:value-type="currency">
            <text:p>R$ 3.186,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º Q</text:p>
          </table:table-cell>
          <table:table-cell table:style-name="ce15" office:value-type="currency" office:currency="BRL" office:value="4797" calcext:value-type="currency">
            <text:p>R$ 4.797,00</text:p>
          </table:table-cell>
          <table:table-cell table:style-name="ce15" office:value-type="currency" office:currency="BRL" office:value="2801.2" calcext:value-type="currency">
            <text:p>R$ 2.801,20</text:p>
          </table:table-cell>
          <table:table-cell table:style-name="ce15" office:value-type="currency" office:currency="BRL" office:value="2912" calcext:value-type="currency">
            <text:p>R$ 2.912,00</text:p>
          </table:table-cell>
          <table:table-cell table:style-name="ce15" office:value-type="currency" office:currency="BRL" office:value="4000" calcext:value-type="currency">
            <text:p>R$ 4.000,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áx</text:p>
          </table:table-cell>
          <table:table-cell table:style-name="ce15" office:value-type="currency" office:currency="BRL" office:value="42234" calcext:value-type="currency">
            <text:p>R$ 42.234,00</text:p>
          </table:table-cell>
          <table:table-cell table:style-name="ce15" office:value-type="currency" office:currency="BRL" office:value="61830.1" calcext:value-type="currency">
            <text:p>R$ 61.830,10</text:p>
          </table:table-cell>
          <table:table-cell table:style-name="ce17" office:value-type="currency" office:currency="BRL" office:value="172781" calcext:value-type="currency">
            <text:p>R$ 172.781,00</text:p>
          </table:table-cell>
          <table:table-cell table:style-name="ce15" office:value-type="currency" office:currency="BRL" office:value="46000" calcext:value-type="currency">
            <text:p>R$ 46.000,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5"/>
          <table:table-cell table:number-columns-repeated="102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3" office:value-type="string" calcext:value-type="string">
            <text:p>MODOS</text:p>
          </table:table-cell>
          <table:table-cell/>
          <table:table-cell office:value-type="string" calcext:value-type="string">
            <text:p>MODO1</text:p>
          </table:table-cell>
          <table:table-cell office:value-type="string" calcext:value-type="string">
            <text:p>MODO2</text:p>
          </table:table-cell>
          <table:table-cell table:style-name="Default" office:value-type="string" calcext:value-type="string">
            <text:p>MODO3</text:p>
          </table:table-cell>
          <table:table-cell table:style-name="Default" office:value-type="string" calcext:value-type="string">
            <text:p>MODO4</text:p>
          </table:table-cell>
          <table:table-cell office:value-type="string" calcext:value-type="string">
            <text:p>Freq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documentar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no texto</text:p>
          </table:table-cell>
          <table:table-cell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7" calcext:value-type="float">
            <text:p>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7" calcext:value-type="float">
            <text:p>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7" calcext:value-type="float">
            <text:p>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7" calcext:value-type="float">
            <text:p>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Default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Default" office:value-type="float" office:value="8" calcext:value-type="float">
            <text:p>8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Default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6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Default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Default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Default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7" calcext:value-type="float">
            <text:p>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8"/>
          <table:table-cell table:number-columns-repeated="101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Default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Default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Default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Default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Default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6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Default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Default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Default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y=x1+3.X2</text:p>
          </table:table-cell>
          <table:table-cell office:value-type="string" calcext:value-type="string">
            <text:p>y_barra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F48]-[.F50]" office:value-type="float" office:value="326.666666666667" calcext:value-type="float">
            <text:p>326,66666666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table:formula="of:=160/3" office:value-type="float" office:value="53.3333333333333" calcext:value-type="float">
            <text:p>53,33333333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F50]*2" office:value-type="float" office:value="106.666666666667" calcext:value-type="float">
            <text:p>106,66666666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t-fam-por-faixa-etaria" table:style-name="ta1">
        <table:table-column table:style-name="co1" table:number-columns-repeated="7" table:default-cell-style-name="ce4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4"/>
        </table:table-row>
        <table:table-row table:style-name="ro1">
          <table:table-cell table:style-name="ce29" office:value-type="string" calcext:value-type="string">
            <text:p>Sexo</text:p>
          </table:table-cell>
          <table:table-cell table:number-columns-repeated="6" table:style-name="ce29" office:value-type="float" office:value="2" calcext:value-type="float">
            <text:p>2</text:p>
          </table:table-cell>
          <table:table-cell/>
          <table:table-cell table:number-columns-repeated="6" table:style-name="ce29" office:value-type="float" office:value="1" calcext:value-type="float">
            <text:p>1</text:p>
          </table:table-cell>
        </table:table-row>
        <table:table-row table:style-name="ro1">
          <table:table-cell table:style-name="ce29" office:value-type="string" calcext:value-type="string">
            <text:p>F_Pess</text:p>
          </table:table-cell>
          <table:table-cell table:number-columns-repeated="6" table:style-name="ce29" office:value-type="float" office:value="1" calcext:value-type="float">
            <text:p>1</text:p>
          </table:table-cell>
          <table:table-cell/>
          <table:table-cell table:number-columns-repeated="6" table:style-name="ce29" office:value-type="float" office:value="1" calcext:value-type="float">
            <text:p>1</text:p>
          </table:table-cell>
        </table:table-row>
        <table:table-row table:style-name="ro1">
          <table:table-cell table:style-name="ce29" office:value-type="string" calcext:value-type="string">
            <text:p>Sit_Fam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</table:table-row>
        <table:table-row table:style-name="ro6">
          <table:table-cell table:number-columns-repeated="14"/>
        </table:table-row>
        <table:table-row table:style-name="ro1">
          <table:table-cell table:style-name="ce27" office:value-type="string" calcext:value-type="string">
            <text:p>FX_ET_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0" calcext:value-type="float">
            <text:p>40</text:p>
          </table:table-cell>
          <table:table-cell table:style-name="ce27" office:value-type="float" office:value="14808" calcext:value-type="float">
            <text:p>14808</text:p>
          </table:table-cell>
          <table:table-cell table:style-name="ce27" office:value-type="float" office:value="2073" calcext:value-type="float">
            <text:p>2073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31" calcext:value-type="float">
            <text:p>3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FX_ET_1</text:p>
          </table:table-cell>
          <table:table-cell table:style-name="ce31" office:value-type="float" office:value="0" calcext:value-type="float">
            <text:p>0</text:p>
          </table:table-cell>
          <table:table-cell table:style-name="ce30" office:value-type="float" office:value="21" calcext:value-type="float">
            <text:p>21</text:p>
          </table:table-cell>
          <table:table-cell table:style-name="ce27" office:value-type="float" office:value="16253" calcext:value-type="float">
            <text:p>16253</text:p>
          </table:table-cell>
          <table:table-cell table:style-name="ce27" office:value-type="float" office:value="1670" calcext:value-type="float">
            <text:p>1670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FX_ET_2</text:p>
          </table:table-cell>
          <table:table-cell table:style-name="ce31" office:value-type="float" office:value="0" calcext:value-type="float">
            <text:p>0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16565" calcext:value-type="float">
            <text:p>16565</text:p>
          </table:table-cell>
          <table:table-cell table:style-name="ce27" office:value-type="float" office:value="1615" calcext:value-type="float">
            <text:p>1615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FX_ET_3</text:p>
          </table:table-cell>
          <table:table-cell table:style-name="ce27" office:value-type="float" office:value="124" calcext:value-type="float">
            <text:p>124</text:p>
          </table:table-cell>
          <table:table-cell table:style-name="ce27" office:value-type="float" office:value="1134" calcext:value-type="float">
            <text:p>1134</text:p>
          </table:table-cell>
          <table:table-cell table:style-name="ce27" office:value-type="float" office:value="14738" calcext:value-type="float">
            <text:p>14738</text:p>
          </table:table-cell>
          <table:table-cell table:style-name="ce27" office:value-type="float" office:value="2433" calcext:value-type="float">
            <text:p>2433</text:p>
          </table:table-cell>
          <table:table-cell table:style-name="ce27" office:value-type="float" office:value="1001" calcext:value-type="float">
            <text:p>1001</text:p>
          </table:table-cell>
          <table:table-cell table:style-name="ce27" office:value-type="float" office:value="30" calcext:value-type="float">
            <text:p>30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FX_ET_4</text:p>
          </table:table-cell>
          <table:table-cell table:style-name="ce27" office:value-type="float" office:value="661" calcext:value-type="float">
            <text:p>661</text:p>
          </table:table-cell>
          <table:table-cell table:style-name="ce27" office:value-type="float" office:value="5868" calcext:value-type="float">
            <text:p>5868</text:p>
          </table:table-cell>
          <table:table-cell table:style-name="ce27" office:value-type="float" office:value="9701" calcext:value-type="float">
            <text:p>9701</text:p>
          </table:table-cell>
          <table:table-cell table:style-name="ce27" office:value-type="float" office:value="2631" calcext:value-type="float">
            <text:p>2631</text:p>
          </table:table-cell>
          <table:table-cell table:style-name="ce27" office:value-type="float" office:value="1223" calcext:value-type="float">
            <text:p>1223</text:p>
          </table:table-cell>
          <table:table-cell table:style-name="ce27" office:value-type="float" office:value="51" calcext:value-type="float">
            <text:p>51</text:p>
          </table:table-cell>
          <table:table-cell/>
          <table:table-cell office:value-type="float" office:value="3866" calcext:value-type="float">
            <text:p>3866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FX_ET_5</text:p>
          </table:table-cell>
          <table:table-cell table:style-name="ce27" office:value-type="float" office:value="1287" calcext:value-type="float">
            <text:p>1287</text:p>
          </table:table-cell>
          <table:table-cell table:style-name="ce27" office:value-type="float" office:value="10270" calcext:value-type="float">
            <text:p>10270</text:p>
          </table:table-cell>
          <table:table-cell table:style-name="ce27" office:value-type="float" office:value="5009" calcext:value-type="float">
            <text:p>5009</text:p>
          </table:table-cell>
          <table:table-cell table:style-name="ce27" office:value-type="float" office:value="1827" calcext:value-type="float">
            <text:p>1827</text:p>
          </table:table-cell>
          <table:table-cell table:style-name="ce27" office:value-type="float" office:value="790" calcext:value-type="float">
            <text:p>790</text:p>
          </table:table-cell>
          <table:table-cell table:style-name="ce27" office:value-type="float" office:value="23" calcext:value-type="float">
            <text:p>23</text:p>
          </table:table-cell>
          <table:table-cell/>
          <table:table-cell office:value-type="float" office:value="9002" calcext:value-type="float">
            <text:p>9002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FX_ET_6</text:p>
          </table:table-cell>
          <table:table-cell table:style-name="ce27" office:value-type="float" office:value="1903" calcext:value-type="float">
            <text:p>1903</text:p>
          </table:table-cell>
          <table:table-cell table:style-name="ce27" office:value-type="float" office:value="11264" calcext:value-type="float">
            <text:p>11264</text:p>
          </table:table-cell>
          <table:table-cell table:style-name="ce27" office:value-type="float" office:value="2529" calcext:value-type="float">
            <text:p>2529</text:p>
          </table:table-cell>
          <table:table-cell table:style-name="ce27" office:value-type="float" office:value="1047" calcext:value-type="float">
            <text:p>1047</text:p>
          </table:table-cell>
          <table:table-cell table:style-name="ce27" office:value-type="float" office:value="526" calcext:value-type="float">
            <text:p>526</text:p>
          </table:table-cell>
          <table:table-cell table:style-name="ce27" office:value-type="float" office:value="18" calcext:value-type="float">
            <text:p>18</text:p>
          </table:table-cell>
          <table:table-cell/>
          <table:table-cell office:value-type="float" office:value="11337" calcext:value-type="float">
            <text:p>11337</text:p>
          </table:table-cell>
          <table:table-cell/>
          <table:table-cell table:formula="of:=57161+26181" office:value-type="float" office:value="83342" calcext:value-type="float">
            <text:p>83342</text:p>
          </table:table-cell>
          <table:table-cell table:formula="of:=26181/2" office:value-type="float" office:value="13090.5" calcext:value-type="float">
            <text:p>13090,5</text:p>
          </table:table-cell>
          <table:table-cell office:value-type="string" calcext:value-type="string">
            <text:p>idosos</text:p>
          </table:table-cell>
          <table:table-cell/>
        </table:table-row>
        <table:table-row table:style-name="ro1">
          <table:table-cell table:style-name="ce27" office:value-type="string" calcext:value-type="string">
            <text:p>FX_ET_7</text:p>
          </table:table-cell>
          <table:table-cell table:style-name="ce27" office:value-type="float" office:value="2356" calcext:value-type="float">
            <text:p>2356</text:p>
          </table:table-cell>
          <table:table-cell table:style-name="ce27" office:value-type="float" office:value="10859" calcext:value-type="float">
            <text:p>10859</text:p>
          </table:table-cell>
          <table:table-cell table:style-name="ce27" office:value-type="float" office:value="1427" calcext:value-type="float">
            <text:p>1427</text:p>
          </table:table-cell>
          <table:table-cell table:style-name="ce27" office:value-type="float" office:value="659" calcext:value-type="float">
            <text:p>659</text:p>
          </table:table-cell>
          <table:table-cell table:style-name="ce27" office:value-type="float" office:value="391" calcext:value-type="float">
            <text:p>391</text:p>
          </table:table-cell>
          <table:table-cell table:style-name="ce27" office:value-type="float" office:value="16" calcext:value-type="float">
            <text:p>16</text:p>
          </table:table-cell>
          <table:table-cell/>
          <table:table-cell office:value-type="float" office:value="11595" calcext:value-type="float">
            <text:p>11595</text:p>
          </table:table-cell>
          <table:table-cell/>
          <table:table-cell table:formula="of:=[.K12]/2" office:value-type="float" office:value="41671" calcext:value-type="float">
            <text:p>41671</text:p>
          </table:table-cell>
          <table:table-cell table:formula="of:=57161/2" office:value-type="float" office:value="28580.5" calcext:value-type="float">
            <text:p>28580,5</text:p>
          </table:table-cell>
          <table:table-cell office:value-type="string" calcext:value-type="string">
            <text:p>famíliares de idosos</text:p>
          </table:table-cell>
          <table:table-cell/>
        </table:table-row>
        <table:table-row table:style-name="ro1">
          <table:table-cell table:style-name="ce27" office:value-type="string" calcext:value-type="string">
            <text:p>FX_ET_8</text:p>
          </table:table-cell>
          <table:table-cell table:style-name="ce27" office:value-type="float" office:value="2563" calcext:value-type="float">
            <text:p>2563</text:p>
          </table:table-cell>
          <table:table-cell table:style-name="ce27" office:value-type="float" office:value="9576" calcext:value-type="float">
            <text:p>9576</text:p>
          </table:table-cell>
          <table:table-cell table:style-name="ce27" office:value-type="float" office:value="846" calcext:value-type="float">
            <text:p>846</text:p>
          </table:table-cell>
          <table:table-cell table:style-name="ce27" office:value-type="float" office:value="579" calcext:value-type="float">
            <text:p>579</text:p>
          </table:table-cell>
          <table:table-cell table:style-name="ce27" office:value-type="float" office:value="288" calcext:value-type="float">
            <text:p>288</text:p>
          </table:table-cell>
          <table:table-cell table:style-name="ce27" office:value-type="float" office:value="10" calcext:value-type="float">
            <text:p>10</text:p>
          </table:table-cell>
          <table:table-cell/>
          <table:table-cell office:value-type="float" office:value="10761" calcext:value-type="float">
            <text:p>10761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FX_ET_9</text:p>
          </table:table-cell>
          <table:table-cell table:style-name="ce27" office:value-type="float" office:value="2760" calcext:value-type="float">
            <text:p>2760</text:p>
          </table:table-cell>
          <table:table-cell table:style-name="ce27" office:value-type="float" office:value="7906" calcext:value-type="float">
            <text:p>7906</text:p>
          </table:table-cell>
          <table:table-cell table:style-name="ce27" office:value-type="float" office:value="543" calcext:value-type="float">
            <text:p>543</text:p>
          </table:table-cell>
          <table:table-cell table:style-name="ce27" office:value-type="float" office:value="692" calcext:value-type="float">
            <text:p>692</text:p>
          </table:table-cell>
          <table:table-cell table:style-name="ce27" office:value-type="float" office:value="233" calcext:value-type="float">
            <text:p>233</text:p>
          </table:table-cell>
          <table:table-cell table:style-name="ce27" office:value-type="float" office:value="19" calcext:value-type="float">
            <text:p>19</text:p>
          </table:table-cell>
          <table:table-cell/>
          <table:table-cell office:value-type="float" office:value="9693" calcext:value-type="float">
            <text:p>9693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FX_ET_10</text:p>
          </table:table-cell>
          <table:table-cell table:style-name="ce27" office:value-type="float" office:value="2776" calcext:value-type="float">
            <text:p>2776</text:p>
          </table:table-cell>
          <table:table-cell table:style-name="ce27" office:value-type="float" office:value="6633" calcext:value-type="float">
            <text:p>6633</text:p>
          </table:table-cell>
          <table:table-cell table:style-name="ce27" office:value-type="float" office:value="314" calcext:value-type="float">
            <text:p>314</text:p>
          </table:table-cell>
          <table:table-cell table:style-name="ce27" office:value-type="float" office:value="875" calcext:value-type="float">
            <text:p>875</text:p>
          </table:table-cell>
          <table:table-cell table:style-name="ce27" office:value-type="float" office:value="215" calcext:value-type="float">
            <text:p>215</text:p>
          </table:table-cell>
          <table:table-cell table:style-name="ce27" office:value-type="float" office:value="23" calcext:value-type="float">
            <text:p>23</text:p>
          </table:table-cell>
          <table:table-cell/>
          <table:table-cell office:value-type="float" office:value="8384" calcext:value-type="float">
            <text:p>8384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FX_ET_11</text:p>
          </table:table-cell>
          <table:table-cell table:style-name="ce27" office:value-type="float" office:value="2447" calcext:value-type="float">
            <text:p>2447</text:p>
          </table:table-cell>
          <table:table-cell table:style-name="ce27" office:value-type="float" office:value="4792" calcext:value-type="float">
            <text:p>4792</text:p>
          </table:table-cell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950" calcext:value-type="float">
            <text:p>950</text:p>
          </table:table-cell>
          <table:table-cell table:style-name="ce27" office:value-type="float" office:value="148" calcext:value-type="float">
            <text:p>148</text:p>
          </table:table-cell>
          <table:table-cell table:style-name="ce27" office:value-type="float" office:value="30" calcext:value-type="float">
            <text:p>30</text:p>
          </table:table-cell>
          <table:table-cell/>
          <table:table-cell office:value-type="float" office:value="6616" calcext:value-type="float">
            <text:p>6616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FX_ET_12</text:p>
          </table:table-cell>
          <table:table-cell table:style-name="ce27" office:value-type="float" office:value="2272" calcext:value-type="float">
            <text:p>2272</text:p>
          </table:table-cell>
          <table:table-cell table:style-name="ce27" office:value-type="float" office:value="3670" calcext:value-type="float">
            <text:p>3670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1199" calcext:value-type="float">
            <text:p>1199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30" calcext:value-type="float">
            <text:p>30</text:p>
          </table:table-cell>
          <table:table-cell/>
          <table:table-cell office:value-type="float" office:value="5291" calcext:value-type="float">
            <text:p>5291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FX_ET_13</text:p>
          </table:table-cell>
          <table:table-cell table:style-name="ce27" office:value-type="float" office:value="2023" calcext:value-type="float">
            <text:p>2023</text:p>
          </table:table-cell>
          <table:table-cell table:style-name="ce27" office:value-type="float" office:value="2431" calcext:value-type="float">
            <text:p>2431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1178" calcext:value-type="float">
            <text:p>1178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15" calcext:value-type="float">
            <text:p>15</text:p>
          </table:table-cell>
          <table:table-cell/>
          <table:table-cell office:value-type="float" office:value="4017" calcext:value-type="float">
            <text:p>4017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FX_ET_14</text:p>
          </table:table-cell>
          <table:table-cell table:style-name="ce27" office:value-type="float" office:value="1558" calcext:value-type="float">
            <text:p>1558</text:p>
          </table:table-cell>
          <table:table-cell table:style-name="ce27" office:value-type="float" office:value="1396" calcext:value-type="float">
            <text:p>1396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216" calcext:value-type="float">
            <text:p>1216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20" calcext:value-type="float">
            <text:p>20</text:p>
          </table:table-cell>
          <table:table-cell/>
          <table:table-cell office:value-type="float" office:value="2839" calcext:value-type="float">
            <text:p>2839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FX_ET_15</text:p>
          </table:table-cell>
          <table:table-cell table:style-name="ce27" office:value-type="float" office:value="1167" calcext:value-type="float">
            <text:p>1167</text:p>
          </table:table-cell>
          <table:table-cell table:style-name="ce27" office:value-type="float" office:value="781" calcext:value-type="float">
            <text:p>781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098" calcext:value-type="float">
            <text:p>1098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4" calcext:value-type="float">
            <text:p>14</text:p>
          </table:table-cell>
          <table:table-cell/>
          <table:table-cell office:value-type="float" office:value="1717" calcext:value-type="float">
            <text:p>1717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FX_ET_16</text:p>
          </table:table-cell>
          <table:table-cell table:style-name="ce27" office:value-type="float" office:value="734" calcext:value-type="float">
            <text:p>734</text:p>
          </table:table-cell>
          <table:table-cell table:style-name="ce27" office:value-type="float" office:value="311" calcext:value-type="float">
            <text:p>311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857" calcext:value-type="float">
            <text:p>857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/>
          <table:table-cell office:value-type="float" office:value="920" calcext:value-type="float">
            <text:p>920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FX_ET_17</text:p>
          </table:table-cell>
          <table:table-cell table:style-name="ce27" office:value-type="float" office:value="318" calcext:value-type="float">
            <text:p>318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85" calcext:value-type="float">
            <text:p>48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2" calcext:value-type="float">
            <text:p>2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FX_ET_18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19" calcext:value-type="float">
            <text:p>219</text:p>
          </table:table-cell>
          <table:table-cell table:style-name="ce27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FX_ET_19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90" calcext:value-type="float">
            <text:p>9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FX_ET_20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1048549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4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5">00/00/0000</text:date>, <text:time style:data-style-name="N2" text:time-value="15:18:13.52285766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ydee </meta:initial-creator>
    <meta:creation-date>2015-11-21T09:31:01.061411645</meta:creation-date>
    <dc:date>2016-01-05T15:19:00.648345066</dc:date>
    <dc:creator>haydee </dc:creator>
    <meta:editing-duration>P6DT18H25M29S</meta:editing-duration>
    <meta:editing-cycles>19</meta:editing-cycles>
    <meta:generator>LibreOffice/4.3.3.2$Linux_X86_64 LibreOffice_project/430m0$Build-2</meta:generator>
    <meta:document-statistic meta:table-count="4" meta:cell-count="66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8.092cm" xlink:href=".." xlink:type="simple" chart:class="chart:bar" chart:style-name="ch1">
        <chart:legend chart:legend-position="end" svg:x="10.14cm" svg:y="3.498cm" style:legend-expansion="high" chart:style-name="ch2"/>
        <chart:plot-area chart:style-name="ch3" table:cell-range-address="'MODOS 3 e 4'.B2:'MODOS 3 e 4'.E4 'MODOS 3 e 4'.A3:'MODOS 3 e 4'.A4" chart:data-source-has-labels="both" svg:x="0.245cm" svg:y="0.161cm" svg:width="9.65cm" svg:height="7.77cm">
          <chartooo:coordinate-region svg:x="1.422cm" svg:y="0.36cm" svg:width="8.473cm" svg:height="6.924cm"/>
          <chart:axis chart:dimension="x" chart:name="primary-x" chart:style-name="ch4" chartooo:axis-type="auto">
            <chartooo:date-scale/>
            <chart:categories table:cell-range-address="'MODOS 3 e 4'.B2:'MODOS 3 e 4'.E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OS 3 e 4'.B3:'MODOS 3 e 4'.E3" chart:label-cell-address="'MODOS 3 e 4'.A3:'MODOS 3 e 4'.A3" chart:class="chart:bar">
            <chart:data-point chart:repeated="4"/>
          </chart:series>
          <chart:series chart:style-name="ch8" chart:values-cell-range-address="'MODOS 3 e 4'.B4:'MODOS 3 e 4'.E4" chart:label-cell-address="'MODOS 3 e 4'.A4:'MODOS 3 e 4'.A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  <draw:g>
                  <svg:desc>'MODOS 3 e 4'.B2:'MODOS 3 e 4'.E2</svg:desc>
                </draw:g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Maculino</text:p>
                <draw:g>
                  <svg:desc>'MODOS 3 e 4'.A3:'MODOS 3 e 4'.A3</svg:desc>
                </draw:g>
              </table:table-cell>
              <table:table-cell office:value-type="float" office:value="30403">
                <text:p>30403</text:p>
                <draw:g>
                  <svg:desc>'MODOS 3 e 4'.B3:'MODOS 3 e 4'.E3</svg:desc>
                </draw:g>
              </table:table-cell>
              <table:table-cell office:value-type="float" office:value="21998">
                <text:p>21998</text:p>
              </table:table-cell>
              <table:table-cell office:value-type="float" office:value="22774">
                <text:p>22774</text:p>
              </table:table-cell>
              <table:table-cell office:value-type="float" office:value="25733">
                <text:p>25733</text:p>
              </table:table-cell>
            </table:table-row>
            <table:table-row>
              <table:table-cell office:value-type="string">
                <text:p>Feminino</text:p>
                <draw:g>
                  <svg:desc>'MODOS 3 e 4'.A4:'MODOS 3 e 4'.A4</svg:desc>
                </draw:g>
              </table:table-cell>
              <table:table-cell office:value-type="float" office:value="9706">
                <text:p>9706</text:p>
                <draw:g>
                  <svg:desc>'MODOS 3 e 4'.B4:'MODOS 3 e 4'.E4</svg:desc>
                </draw:g>
              </table:table-cell>
              <table:table-cell office:value-type="float" office:value="8991">
                <text:p>8991</text:p>
              </table:table-cell>
              <table:table-cell office:value-type="float" office:value="11775">
                <text:p>11775</text:p>
              </table:table-cell>
              <table:table-cell office:value-type="float" office:value="17317">
                <text:p>173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5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462cm" svg:height="8.269cm" xlink:href=".." xlink:type="simple" chart:class="chart:bar" chart:style-name="ch1">
        <chart:legend chart:legend-position="end" svg:x="10.305cm" svg:y="3.586cm" style:legend-expansion="high" chart:style-name="ch2"/>
        <chart:plot-area chart:style-name="ch3" table:cell-range-address="'MODOS 3 e 4'.H2:'MODOS 3 e 4'.K4 'MODOS 3 e 4'.G3:'MODOS 3 e 4'.G4" chart:data-source-has-labels="both" svg:x="0.249cm" svg:y="0.165cm" svg:width="9.807cm" svg:height="7.939cm">
          <chartooo:coordinate-region svg:x="1.426cm" svg:y="0.364cm" svg:width="8.63cm" svg:height="7.093cm"/>
          <chart:axis chart:dimension="x" chart:name="primary-x" chart:style-name="ch4" chartooo:axis-type="auto">
            <chartooo:date-scale/>
            <chart:categories table:cell-range-address="'MODOS 3 e 4'.H2:'MODOS 3 e 4'.K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OS 3 e 4'.H3:'MODOS 3 e 4'.K3" chart:label-cell-address="'MODOS 3 e 4'.G3:'MODOS 3 e 4'.G3" chart:class="chart:bar">
            <chart:data-point chart:repeated="4"/>
          </chart:series>
          <chart:series chart:style-name="ch8" chart:values-cell-range-address="'MODOS 3 e 4'.H4:'MODOS 3 e 4'.K4" chart:label-cell-address="'MODOS 3 e 4'.G4:'MODOS 3 e 4'.G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  <draw:g>
                  <svg:desc>'MODOS 3 e 4'.H2:'MODOS 3 e 4'.K2</svg:desc>
                </draw:g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Maculino</text:p>
                <draw:g>
                  <svg:desc>'MODOS 3 e 4'.G3:'MODOS 3 e 4'.G3</svg:desc>
                </draw:g>
              </table:table-cell>
              <table:table-cell office:value-type="float" office:value="7373">
                <text:p>7373</text:p>
                <draw:g>
                  <svg:desc>'MODOS 3 e 4'.H3:'MODOS 3 e 4'.K3</svg:desc>
                </draw:g>
              </table:table-cell>
              <table:table-cell office:value-type="float" office:value="5838">
                <text:p>5838</text:p>
              </table:table-cell>
              <table:table-cell office:value-type="float" office:value="5770">
                <text:p>5770</text:p>
              </table:table-cell>
              <table:table-cell office:value-type="float" office:value="5383">
                <text:p>5383</text:p>
              </table:table-cell>
            </table:table-row>
            <table:table-row>
              <table:table-cell office:value-type="string">
                <text:p>Feminino</text:p>
                <draw:g>
                  <svg:desc>'MODOS 3 e 4'.G4:'MODOS 3 e 4'.G4</svg:desc>
                </draw:g>
              </table:table-cell>
              <table:table-cell office:value-type="float" office:value="11047">
                <text:p>11047</text:p>
                <draw:g>
                  <svg:desc>'MODOS 3 e 4'.H4:'MODOS 3 e 4'.K4</svg:desc>
                </draw:g>
              </table:table-cell>
              <table:table-cell office:value-type="float" office:value="8911">
                <text:p>8911</text:p>
              </table:table-cell>
              <table:table-cell office:value-type="float" office:value="9608">
                <text:p>9608</text:p>
              </table:table-cell>
              <table:table-cell office:value-type="float" office:value="9596">
                <text:p>95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8.092cm" xlink:href=".." xlink:type="simple" chart:class="chart:bar" chart:style-name="ch1">
        <chart:legend chart:legend-position="end" svg:x="10.14cm" svg:y="3.498cm" style:legend-expansion="high" chart:style-name="ch2"/>
        <chart:plot-area chart:style-name="ch3" table:cell-range-address="'MODOS 3 e 4 | SIT_FAM'.B2:'MODOS 3 e 4 | SIT_FAM'.E4 'MODOS 3 e 4 | SIT_FAM'.A3:'MODOS 3 e 4 | SIT_FAM'.A4" chart:data-source-has-labels="both" svg:x="0.245cm" svg:y="0.161cm" svg:width="9.65cm" svg:height="7.77cm">
          <chartooo:coordinate-region svg:x="1.422cm" svg:y="0.36cm" svg:width="8.473cm" svg:height="6.924cm"/>
          <chart:axis chart:dimension="x" chart:name="primary-x" chart:style-name="ch4" chartooo:axis-type="auto">
            <chartooo:date-scale/>
            <chart:categories table:cell-range-address="'MODOS 3 e 4 | SIT_FAM'.B2:'MODOS 3 e 4 | SIT_FAM'.E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OS 3 e 4 | SIT_FAM'.B3:'MODOS 3 e 4 | SIT_FAM'.E3" chart:label-cell-address="'MODOS 3 e 4 | SIT_FAM'.A3:'MODOS 3 e 4 | SIT_FAM'.A3" chart:class="chart:bar">
            <chart:data-point chart:repeated="4"/>
          </chart:series>
          <chart:series chart:style-name="ch8" chart:values-cell-range-address="'MODOS 3 e 4 | SIT_FAM'.B4:'MODOS 3 e 4 | SIT_FAM'.E4" chart:label-cell-address="'MODOS 3 e 4 | SIT_FAM'.A4:'MODOS 3 e 4 | SIT_FAM'.A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  <draw:g>
                  <svg:desc>'MODOS 3 e 4 | SIT_FAM'.B2:'MODOS 3 e 4 | SIT_FAM'.E2</svg:desc>
                </draw:g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Maculino</text:p>
                <draw:g>
                  <svg:desc>'MODOS 3 e 4 | SIT_FAM'.A3:'MODOS 3 e 4 | SIT_FAM'.A3</svg:desc>
                </draw:g>
              </table:table-cell>
              <table:table-cell office:value-type="float" office:value="23235">
                <text:p>23235</text:p>
                <draw:g>
                  <svg:desc>'MODOS 3 e 4 | SIT_FAM'.B3:'MODOS 3 e 4 | SIT_FAM'.E3</svg:desc>
                </draw:g>
              </table:table-cell>
              <table:table-cell office:value-type="float" office:value="17981">
                <text:p>17981</text:p>
              </table:table-cell>
              <table:table-cell office:value-type="float" office:value="17738">
                <text:p>17738</text:p>
              </table:table-cell>
              <table:table-cell office:value-type="float" office:value="18525">
                <text:p>18525</text:p>
              </table:table-cell>
            </table:table-row>
            <table:table-row>
              <table:table-cell office:value-type="string">
                <text:p>Feminino</text:p>
                <draw:g>
                  <svg:desc>'MODOS 3 e 4 | SIT_FAM'.A4:'MODOS 3 e 4 | SIT_FAM'.A4</svg:desc>
                </draw:g>
              </table:table-cell>
              <table:table-cell office:value-type="float" office:value="768">
                <text:p>768</text:p>
                <draw:g>
                  <svg:desc>'MODOS 3 e 4 | SIT_FAM'.B4:'MODOS 3 e 4 | SIT_FAM'.E4</svg:desc>
                </draw:g>
              </table:table-cell>
              <table:table-cell office:value-type="float" office:value="1168">
                <text:p>1168</text:p>
              </table:table-cell>
              <table:table-cell office:value-type="float" office:value="1646">
                <text:p>1646</text:p>
              </table:table-cell>
              <table:table-cell office:value-type="float" office:value="5628">
                <text:p>56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5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462cm" svg:height="8.269cm" xlink:href=".." xlink:type="simple" chart:class="chart:bar" chart:style-name="ch1">
        <chart:legend chart:legend-position="end" svg:x="10.305cm" svg:y="3.586cm" style:legend-expansion="high" chart:style-name="ch2"/>
        <chart:plot-area chart:style-name="ch3" table:cell-range-address="'MODOS 3 e 4 | SIT_FAM'.H2:'MODOS 3 e 4 | SIT_FAM'.K4 'MODOS 3 e 4 | SIT_FAM'.G3:'MODOS 3 e 4 | SIT_FAM'.G4" chart:data-source-has-labels="both" svg:x="0.249cm" svg:y="0.165cm" svg:width="9.807cm" svg:height="7.939cm">
          <chartooo:coordinate-region svg:x="1.426cm" svg:y="0.364cm" svg:width="8.63cm" svg:height="7.093cm"/>
          <chart:axis chart:dimension="x" chart:name="primary-x" chart:style-name="ch4" chartooo:axis-type="auto">
            <chartooo:date-scale/>
            <chart:categories table:cell-range-address="'MODOS 3 e 4 | SIT_FAM'.H2:'MODOS 3 e 4 | SIT_FAM'.K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OS 3 e 4 | SIT_FAM'.H3:'MODOS 3 e 4 | SIT_FAM'.K3" chart:label-cell-address="'MODOS 3 e 4 | SIT_FAM'.G3:'MODOS 3 e 4 | SIT_FAM'.G3" chart:class="chart:bar">
            <chart:data-point chart:repeated="4"/>
          </chart:series>
          <chart:series chart:style-name="ch8" chart:values-cell-range-address="'MODOS 3 e 4 | SIT_FAM'.H4:'MODOS 3 e 4 | SIT_FAM'.K4" chart:label-cell-address="'MODOS 3 e 4 | SIT_FAM'.G4:'MODOS 3 e 4 | SIT_FAM'.G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  <draw:g>
                  <svg:desc>'MODOS 3 e 4 | SIT_FAM'.H2:'MODOS 3 e 4 | SIT_FAM'.K2</svg:desc>
                </draw:g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Maculino</text:p>
                <draw:g>
                  <svg:desc>'MODOS 3 e 4 | SIT_FAM'.G3:'MODOS 3 e 4 | SIT_FAM'.G3</svg:desc>
                </draw:g>
              </table:table-cell>
              <table:table-cell office:value-type="float" office:value="1694">
                <text:p>1694</text:p>
                <draw:g>
                  <svg:desc>'MODOS 3 e 4 | SIT_FAM'.H3:'MODOS 3 e 4 | SIT_FAM'.K3</svg:desc>
                </draw:g>
              </table:table-cell>
              <table:table-cell office:value-type="float" office:value="1039">
                <text:p>1039</text:p>
              </table:table-cell>
              <table:table-cell office:value-type="float" office:value="930">
                <text:p>930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Feminino</text:p>
                <draw:g>
                  <svg:desc>'MODOS 3 e 4 | SIT_FAM'.G4:'MODOS 3 e 4 | SIT_FAM'.G4</svg:desc>
                </draw:g>
              </table:table-cell>
              <table:table-cell office:value-type="float" office:value="239">
                <text:p>239</text:p>
                <draw:g>
                  <svg:desc>'MODOS 3 e 4 | SIT_FAM'.H4:'MODOS 3 e 4 | SIT_FAM'.K4</svg:desc>
                </draw:g>
              </table:table-cell>
              <table:table-cell office:value-type="float" office:value="227">
                <text:p>227</text:p>
              </table:table-cell>
              <table:table-cell office:value-type="float" office:value="379">
                <text:p>379</text:p>
              </table:table-cell>
              <table:table-cell office:value-type="float" office:value="939">
                <text:p>9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8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8.225cm" xlink:href=".." xlink:type="simple" chart:class="chart:bar" chart:style-name="ch1">
        <chart:legend chart:legend-position="end" svg:x="10.14cm" svg:y="3.564cm" style:legend-expansion="high" chart:style-name="ch2"/>
        <chart:plot-area chart:style-name="ch3" table:cell-range-address="'MODOS 3 e 4 | SIT_FAM'.B37:'MODOS 3 e 4 | SIT_FAM'.E39 'MODOS 3 e 4 | SIT_FAM'.A38:'MODOS 3 e 4 | SIT_FAM'.A39" chart:data-source-has-labels="both" svg:x="0.245cm" svg:y="0.164cm" svg:width="9.65cm" svg:height="7.897cm">
          <chartooo:coordinate-region svg:x="1.237cm" svg:y="0.364cm" svg:width="8.658cm" svg:height="7.05cm"/>
          <chart:axis chart:dimension="x" chart:name="primary-x" chart:style-name="ch4" chartooo:axis-type="auto">
            <chartooo:date-scale/>
            <chart:categories table:cell-range-address="'MODOS 3 e 4 | SIT_FAM'.B37:'MODOS 3 e 4 | SIT_FAM'.E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OS 3 e 4 | SIT_FAM'.B38:'MODOS 3 e 4 | SIT_FAM'.E38" chart:label-cell-address="'MODOS 3 e 4 | SIT_FAM'.A38:'MODOS 3 e 4 | SIT_FAM'.A38" chart:class="chart:bar">
            <chart:data-point chart:repeated="4"/>
          </chart:series>
          <chart:series chart:style-name="ch8" chart:values-cell-range-address="'MODOS 3 e 4 | SIT_FAM'.B39:'MODOS 3 e 4 | SIT_FAM'.E39" chart:label-cell-address="'MODOS 3 e 4 | SIT_FAM'.A39:'MODOS 3 e 4 | SIT_FAM'.A39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  <draw:g>
                  <svg:desc>'MODOS 3 e 4 | SIT_FAM'.B37:'MODOS 3 e 4 | SIT_FAM'.E37</svg:desc>
                </draw:g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Maculino</text:p>
                <draw:g>
                  <svg:desc>'MODOS 3 e 4 | SIT_FAM'.A38:'MODOS 3 e 4 | SIT_FAM'.A38</svg:desc>
                </draw:g>
              </table:table-cell>
              <table:table-cell office:value-type="float" office:value="46">
                <text:p>46</text:p>
                <draw:g>
                  <svg:desc>'MODOS 3 e 4 | SIT_FAM'.B38:'MODOS 3 e 4 | SIT_FAM'.E38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214">
                <text:p>214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Feminino</text:p>
                <draw:g>
                  <svg:desc>'MODOS 3 e 4 | SIT_FAM'.A39:'MODOS 3 e 4 | SIT_FAM'.A39</svg:desc>
                </draw:g>
              </table:table-cell>
              <table:table-cell office:value-type="float" office:value="6472">
                <text:p>6472</text:p>
                <draw:g>
                  <svg:desc>'MODOS 3 e 4 | SIT_FAM'.B39:'MODOS 3 e 4 | SIT_FAM'.E39</svg:desc>
                </draw:g>
              </table:table-cell>
              <table:table-cell office:value-type="float" office:value="5754">
                <text:p>5754</text:p>
              </table:table-cell>
              <table:table-cell office:value-type="float" office:value="6969">
                <text:p>6969</text:p>
              </table:table-cell>
              <table:table-cell office:value-type="float" office:value="7771">
                <text:p>77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8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462cm" svg:height="8.269cm" xlink:href=".." xlink:type="simple" chart:class="chart:bar" chart:style-name="ch1">
        <chart:legend chart:legend-position="end" svg:x="10.305cm" svg:y="3.586cm" style:legend-expansion="high" chart:style-name="ch2"/>
        <chart:plot-area chart:style-name="ch3" table:cell-range-address="'MODOS 3 e 4 | SIT_FAM'.H37:'MODOS 3 e 4 | SIT_FAM'.K39 'MODOS 3 e 4 | SIT_FAM'.G38:'MODOS 3 e 4 | SIT_FAM'.G39" chart:data-source-has-labels="both" svg:x="0.249cm" svg:y="0.165cm" svg:width="9.807cm" svg:height="7.939cm">
          <chartooo:coordinate-region svg:x="1.241cm" svg:y="0.364cm" svg:width="8.815cm" svg:height="7.093cm"/>
          <chart:axis chart:dimension="x" chart:name="primary-x" chart:style-name="ch4" chartooo:axis-type="auto">
            <chartooo:date-scale/>
            <chart:categories table:cell-range-address="'MODOS 3 e 4 | SIT_FAM'.H37:'MODOS 3 e 4 | SIT_FAM'.K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OS 3 e 4 | SIT_FAM'.H38:'MODOS 3 e 4 | SIT_FAM'.K38" chart:label-cell-address="'MODOS 3 e 4 | SIT_FAM'.G38:'MODOS 3 e 4 | SIT_FAM'.G38" chart:class="chart:bar">
            <chart:data-point chart:repeated="4"/>
          </chart:series>
          <chart:series chart:style-name="ch8" chart:values-cell-range-address="'MODOS 3 e 4 | SIT_FAM'.H39:'MODOS 3 e 4 | SIT_FAM'.K39" chart:label-cell-address="'MODOS 3 e 4 | SIT_FAM'.G39:'MODOS 3 e 4 | SIT_FAM'.G39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  <draw:g>
                  <svg:desc>'MODOS 3 e 4 | SIT_FAM'.H37:'MODOS 3 e 4 | SIT_FAM'.K37</svg:desc>
                </draw:g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Maculino</text:p>
                <draw:g>
                  <svg:desc>'MODOS 3 e 4 | SIT_FAM'.G38:'MODOS 3 e 4 | SIT_FAM'.G38</svg:desc>
                </draw:g>
              </table:table-cell>
              <table:table-cell office:value-type="float" office:value="23">
                <text:p>23</text:p>
                <draw:g>
                  <svg:desc>'MODOS 3 e 4 | SIT_FAM'.H38:'MODOS 3 e 4 | SIT_FAM'.K38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41">
                <text:p>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Feminino</text:p>
                <draw:g>
                  <svg:desc>'MODOS 3 e 4 | SIT_FAM'.G39:'MODOS 3 e 4 | SIT_FAM'.G39</svg:desc>
                </draw:g>
              </table:table-cell>
              <table:table-cell office:value-type="float" office:value="4081">
                <text:p>4081</text:p>
                <draw:g>
                  <svg:desc>'MODOS 3 e 4 | SIT_FAM'.H39:'MODOS 3 e 4 | SIT_FAM'.K39</svg:desc>
                </draw:g>
              </table:table-cell>
              <table:table-cell office:value-type="float" office:value="3392">
                <text:p>3392</text:p>
              </table:table-cell>
              <table:table-cell office:value-type="float" office:value="3592">
                <text:p>3592</text:p>
              </table:table-cell>
              <table:table-cell office:value-type="float" office:value="3761">
                <text:p>376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8.092cm" xlink:href=".." xlink:type="simple" chart:class="chart:bar" chart:style-name="ch1">
        <chart:legend chart:legend-position="end" svg:x="10.14cm" svg:y="3.498cm" style:legend-expansion="high" chart:style-name="ch2"/>
        <chart:plot-area chart:style-name="ch3" table:cell-range-address="'MODOS 3 e 4 | SIT_FAM'.B72:'MODOS 3 e 4 | SIT_FAM'.E74 'MODOS 3 e 4 | SIT_FAM'.A73:'MODOS 3 e 4 | SIT_FAM'.A74" chart:data-source-has-labels="both" svg:x="0.245cm" svg:y="0.161cm" svg:width="9.65cm" svg:height="7.77cm">
          <chartooo:coordinate-region svg:x="1.237cm" svg:y="0.36cm" svg:width="8.658cm" svg:height="6.924cm"/>
          <chart:axis chart:dimension="x" chart:name="primary-x" chart:style-name="ch4" chartooo:axis-type="auto">
            <chartooo:date-scale/>
            <chart:categories table:cell-range-address="'MODOS 3 e 4 | SIT_FAM'.B72:'MODOS 3 e 4 | SIT_FAM'.E7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OS 3 e 4 | SIT_FAM'.B73:'MODOS 3 e 4 | SIT_FAM'.E73" chart:label-cell-address="'MODOS 3 e 4 | SIT_FAM'.A73:'MODOS 3 e 4 | SIT_FAM'.A73" chart:class="chart:bar">
            <chart:data-point chart:repeated="4"/>
          </chart:series>
          <chart:series chart:style-name="ch8" chart:values-cell-range-address="'MODOS 3 e 4 | SIT_FAM'.B74:'MODOS 3 e 4 | SIT_FAM'.E74" chart:label-cell-address="'MODOS 3 e 4 | SIT_FAM'.A74:'MODOS 3 e 4 | SIT_FAM'.A7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  <draw:g>
                  <svg:desc>'MODOS 3 e 4 | SIT_FAM'.B72:'MODOS 3 e 4 | SIT_FAM'.E72</svg:desc>
                </draw:g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Maculino</text:p>
                <draw:g>
                  <svg:desc>'MODOS 3 e 4 | SIT_FAM'.A73:'MODOS 3 e 4 | SIT_FAM'.A73</svg:desc>
                </draw:g>
              </table:table-cell>
              <table:table-cell office:value-type="float" office:value="7058">
                <text:p>7058</text:p>
                <draw:g>
                  <svg:desc>'MODOS 3 e 4 | SIT_FAM'.B73:'MODOS 3 e 4 | SIT_FAM'.E73</svg:desc>
                </draw:g>
              </table:table-cell>
              <table:table-cell office:value-type="float" office:value="3953">
                <text:p>3953</text:p>
              </table:table-cell>
              <table:table-cell office:value-type="float" office:value="4809">
                <text:p>4809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string">
                <text:p>Feminino</text:p>
                <draw:g>
                  <svg:desc>'MODOS 3 e 4 | SIT_FAM'.A74:'MODOS 3 e 4 | SIT_FAM'.A74</svg:desc>
                </draw:g>
              </table:table-cell>
              <table:table-cell office:value-type="float" office:value="2458">
                <text:p>2458</text:p>
                <draw:g>
                  <svg:desc>'MODOS 3 e 4 | SIT_FAM'.B74:'MODOS 3 e 4 | SIT_FAM'.E74</svg:desc>
                </draw:g>
              </table:table-cell>
              <table:table-cell office:value-type="float" office:value="2060">
                <text:p>2060</text:p>
              </table:table-cell>
              <table:table-cell office:value-type="float" office:value="3143">
                <text:p>3143</text:p>
              </table:table-cell>
              <table:table-cell office:value-type="float" office:value="3892">
                <text:p>389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8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462cm" svg:height="8.269cm" xlink:href=".." xlink:type="simple" chart:class="chart:bar" chart:style-name="ch1">
        <chart:legend chart:legend-position="end" svg:x="10.305cm" svg:y="3.586cm" style:legend-expansion="high" chart:style-name="ch2"/>
        <chart:plot-area chart:style-name="ch3" table:cell-range-address="'MODOS 3 e 4 | SIT_FAM'.H72:'MODOS 3 e 4 | SIT_FAM'.K74 'MODOS 3 e 4 | SIT_FAM'.G73:'MODOS 3 e 4 | SIT_FAM'.G74" chart:data-source-has-labels="both" svg:x="0.249cm" svg:y="0.165cm" svg:width="9.807cm" svg:height="7.939cm">
          <chartooo:coordinate-region svg:x="1.241cm" svg:y="0.364cm" svg:width="8.815cm" svg:height="7.093cm"/>
          <chart:axis chart:dimension="x" chart:name="primary-x" chart:style-name="ch4" chartooo:axis-type="auto">
            <chartooo:date-scale/>
            <chart:categories table:cell-range-address="'MODOS 3 e 4 | SIT_FAM'.H72:'MODOS 3 e 4 | SIT_FAM'.K7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OS 3 e 4 | SIT_FAM'.H73:'MODOS 3 e 4 | SIT_FAM'.K73" chart:label-cell-address="'MODOS 3 e 4 | SIT_FAM'.G73:'MODOS 3 e 4 | SIT_FAM'.G73" chart:class="chart:bar">
            <chart:data-point chart:repeated="4"/>
          </chart:series>
          <chart:series chart:style-name="ch8" chart:values-cell-range-address="'MODOS 3 e 4 | SIT_FAM'.H74:'MODOS 3 e 4 | SIT_FAM'.K74" chart:label-cell-address="'MODOS 3 e 4 | SIT_FAM'.G74:'MODOS 3 e 4 | SIT_FAM'.G7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  <draw:g>
                  <svg:desc>'MODOS 3 e 4 | SIT_FAM'.H72:'MODOS 3 e 4 | SIT_FAM'.K72</svg:desc>
                </draw:g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Maculino</text:p>
                <draw:g>
                  <svg:desc>'MODOS 3 e 4 | SIT_FAM'.G73:'MODOS 3 e 4 | SIT_FAM'.G73</svg:desc>
                </draw:g>
              </table:table-cell>
              <table:table-cell office:value-type="float" office:value="5613">
                <text:p>5613</text:p>
                <draw:g>
                  <svg:desc>'MODOS 3 e 4 | SIT_FAM'.H73:'MODOS 3 e 4 | SIT_FAM'.K73</svg:desc>
                </draw:g>
              </table:table-cell>
              <table:table-cell office:value-type="float" office:value="4767">
                <text:p>4767</text:p>
              </table:table-cell>
              <table:table-cell office:value-type="float" office:value="4780">
                <text:p>4780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string">
                <text:p>Feminino</text:p>
                <draw:g>
                  <svg:desc>'MODOS 3 e 4 | SIT_FAM'.G74:'MODOS 3 e 4 | SIT_FAM'.G74</svg:desc>
                </draw:g>
              </table:table-cell>
              <table:table-cell office:value-type="float" office:value="6553">
                <text:p>6553</text:p>
                <draw:g>
                  <svg:desc>'MODOS 3 e 4 | SIT_FAM'.H74:'MODOS 3 e 4 | SIT_FAM'.K74</svg:desc>
                </draw:g>
              </table:table-cell>
              <table:table-cell office:value-type="float" office:value="5243">
                <text:p>5243</text:p>
              </table:table-cell>
              <table:table-cell office:value-type="float" office:value="5632">
                <text:p>5632</text:p>
              </table:table-cell>
              <table:table-cell office:value-type="float" office:value="4854">
                <text:p>485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